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6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3" office:value-type="string" calcext:value-type="string" table:number-columns-spanned="4" table:number-rows-spanned="1">
            <text:p>object_types</text:p>
          </table:table-cell>
          <table:covered-table-cell table:number-columns-repeated="3" table:style-name="ce3"/>
          <table:table-cell table:style-name="ce1" office:value-type="string" calcext:value-type="string" table:number-columns-spanned="1" table:number-rows-spanned="2">
            <text:p>icon_url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lation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fferentiation of playgrounds according to their accessibility</text:p>
          </table:table-cell>
          <table:table-cell table:formula="of:=CONCATENATE(&quot;        { &quot;&quot;key&quot;&quot;: &quot;&quot;&quot;; [.A3]; IF([.B3]&lt;&gt;&quot;&quot;; CONCATENATE(&quot;&quot;&quot;, &quot;&quot;value&quot;&quot;: &quot;&quot;&quot;; [.B3]); &quot;&quot;); &quot;&quot;&quot;, &quot;&quot;object_types&quot;&quot;: [&quot;; IF([.C3]=&quot;x&quot;;&quot;&quot;&quot;node&quot;&quot;&quot;;&quot;&quot;); IF(AND([.C3]=&quot;x&quot;; COUNTIF([.D3:.F3];&quot;x&quot;) &gt; 0); &quot;,&quot;; &quot;&quot;); IF([.D3]=&quot;x&quot;;&quot;&quot;&quot;way&quot;&quot;&quot;;&quot;&quot;); IF(AND([.D3]=&quot;x&quot;; COUNTIF([.E3:.F3];&quot;x&quot;) &gt; 0); &quot;,&quot;; &quot;&quot;); IF([.E3]=&quot;x&quot;;&quot;&quot;&quot;area&quot;&quot;&quot;;&quot;&quot;); IF(AND([.E3]=&quot;x&quot;; [.F3]=&quot;x&quot;); &quot;,&quot;; &quot;&quot;); IF([.F3]=&quot;x&quot;;&quot;&quot;&quot;relation&quot;&quot;&quot;;&quot;&quot;); &quot;]&quot;; IF([.G3]&lt;&gt;&quot;&quot;; CONCATENATE(&quot;, &quot;&quot;icon_url&quot;&quot;: &quot;&quot;&quot;; [.G3]; &quot;&quot;&quot;&quot;); &quot;&quot;); IF([.H3]&lt;&gt;&quot;&quot;; CONCATENATE(&quot;, &quot;&quot;description&quot;&quot;: &quot;&quot;&quot;; [.H3]; &quot;&quot;&quot;&quot;); &quot;&quot;); &quot; },&quot;)" office:value-type="string" office:string-value="        { &quot;key&quot;: &quot;access&quot;, &quot;object_types&quot;: [&quot;node&quot;,&quot;way&quot;,&quot;area&quot;,&quot;relation&quot;], &quot;description&quot;: &quot;Differentiation of playgrounds according to their accessibility&quot; }," calcext:value-type="string">
            <text:p><text:s text:c="8"/>{ "key": "access", "object_types": ["node","way","area","relation"], "description": "Differentiation of playgrounds according to their accessibility" },</text:p>
          </table:table-cell>
        </table:table-row>
        <table:table-row table:style-name="ro1">
          <table:table-cell office:value-type="string" calcext:value-type="string">
            <text:p>alt_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the name of playgrounds</text:p>
          </table:table-cell>
          <table:table-cell table:formula="of:=CONCATENATE(&quot;        { &quot;&quot;key&quot;&quot;: &quot;&quot;&quot;; [.A4]; IF([.B4]&lt;&gt;&quot;&quot;; CONCATENATE(&quot;&quot;&quot;, &quot;&quot;value&quot;&quot;: &quot;&quot;&quot;; [.B4]); &quot;&quot;); &quot;&quot;&quot;, &quot;&quot;object_types&quot;&quot;: [&quot;; IF([.C4]=&quot;x&quot;;&quot;&quot;&quot;node&quot;&quot;&quot;;&quot;&quot;); IF(AND([.C4]=&quot;x&quot;; COUNTIF([.D4:.F4];&quot;x&quot;) &gt; 0); &quot;,&quot;; &quot;&quot;); IF([.D4]=&quot;x&quot;;&quot;&quot;&quot;way&quot;&quot;&quot;;&quot;&quot;); IF(AND([.D4]=&quot;x&quot;; COUNTIF([.E4:.F4];&quot;x&quot;) &gt; 0); &quot;,&quot;; &quot;&quot;); IF([.E4]=&quot;x&quot;;&quot;&quot;&quot;area&quot;&quot;&quot;;&quot;&quot;); IF(AND([.E4]=&quot;x&quot;; [.F4]=&quot;x&quot;); &quot;,&quot;; &quot;&quot;); IF([.F4]=&quot;x&quot;;&quot;&quot;&quot;relation&quot;&quot;&quot;;&quot;&quot;); &quot;]&quot;; IF([.G4]&lt;&gt;&quot;&quot;; CONCATENATE(&quot;, &quot;&quot;icon_url&quot;&quot;: &quot;&quot;&quot;; [.G4]; &quot;&quot;&quot;&quot;); &quot;&quot;); IF([.H4]&lt;&gt;&quot;&quot;; CONCATENATE(&quot;, &quot;&quot;description&quot;&quot;: &quot;&quot;&quot;; [.H4]; &quot;&quot;&quot;&quot;); &quot;&quot;); &quot; },&quot;)" office:value-type="string" office:string-value="        { &quot;key&quot;: &quot;alt_name&quot;, &quot;object_types&quot;: [&quot;node&quot;,&quot;way&quot;,&quot;area&quot;,&quot;relation&quot;], &quot;description&quot;: &quot;Displaying the name of playgrounds&quot; }," calcext:value-type="string">
            <text:p><text:s text:c="8"/>{ "key": "alt_name", "object_types": ["node","way","area","relation"], "description": "Displaying the name of playgrounds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5]; IF([.B5]&lt;&gt;&quot;&quot;; CONCATENATE(&quot;&quot;&quot;, &quot;&quot;value&quot;&quot;: &quot;&quot;&quot;; [.B5]); &quot;&quot;); &quot;&quot;&quot;, &quot;&quot;object_types&quot;&quot;: [&quot;; IF([.C5]=&quot;x&quot;;&quot;&quot;&quot;node&quot;&quot;&quot;;&quot;&quot;); IF(AND([.C5]=&quot;x&quot;; COUNTIF([.D5:.F5];&quot;x&quot;) &gt; 0); &quot;,&quot;; &quot;&quot;); IF([.D5]=&quot;x&quot;;&quot;&quot;&quot;way&quot;&quot;&quot;;&quot;&quot;); IF(AND([.D5]=&quot;x&quot;; COUNTIF([.E5:.F5];&quot;x&quot;) &gt; 0); &quot;,&quot;; &quot;&quot;); IF([.E5]=&quot;x&quot;;&quot;&quot;&quot;area&quot;&quot;&quot;;&quot;&quot;); IF(AND([.E5]=&quot;x&quot;; [.F5]=&quot;x&quot;); &quot;,&quot;; &quot;&quot;); IF([.F5]=&quot;x&quot;;&quot;&quot;&quot;relation&quot;&quot;&quot;;&quot;&quot;); &quot;]&quot;; IF([.G5]&lt;&gt;&quot;&quot;; CONCATENATE(&quot;, &quot;&quot;icon_url&quot;&quot;: &quot;&quot;&quot;; [.G5]; &quot;&quot;&quot;&quot;); &quot;&quot;); IF([.H5]&lt;&gt;&quot;&quot;; CONCATENATE(&quot;, &quot;&quot;description&quot;&quot;: &quot;&quot;&quot;; [.H5]; &quot;&quot;&quot;&quot;); &quot;&quot;); &quot; },&quot;)" office:value-type="string" office:string-value="        { &quot;key&quot;: &quot;amenity&quot;, &quot;value&quot;: &quot;bench&quot;, &quot;object_types&quot;: [&quot;node&quot;,&quot;way&quot;,&quot;area&quot;,&quot;relation&quot;], &quot;description&quot;: &quot;Displaying features on playgrounds&quot; }," calcext:value-type="string">
            <text:p><text:s text:c="8"/>{ "key": "amenity", "value": "bench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6]; IF([.B6]&lt;&gt;&quot;&quot;; CONCATENATE(&quot;&quot;&quot;, &quot;&quot;value&quot;&quot;: &quot;&quot;&quot;; [.B6]); &quot;&quot;); &quot;&quot;&quot;, &quot;&quot;object_types&quot;&quot;: [&quot;; IF([.C6]=&quot;x&quot;;&quot;&quot;&quot;node&quot;&quot;&quot;;&quot;&quot;); IF(AND([.C6]=&quot;x&quot;; COUNTIF([.D6:.F6];&quot;x&quot;) &gt; 0); &quot;,&quot;; &quot;&quot;); IF([.D6]=&quot;x&quot;;&quot;&quot;&quot;way&quot;&quot;&quot;;&quot;&quot;); IF(AND([.D6]=&quot;x&quot;; COUNTIF([.E6:.F6];&quot;x&quot;) &gt; 0); &quot;,&quot;; &quot;&quot;); IF([.E6]=&quot;x&quot;;&quot;&quot;&quot;area&quot;&quot;&quot;;&quot;&quot;); IF(AND([.E6]=&quot;x&quot;; [.F6]=&quot;x&quot;); &quot;,&quot;; &quot;&quot;); IF([.F6]=&quot;x&quot;;&quot;&quot;&quot;relation&quot;&quot;&quot;;&quot;&quot;); &quot;]&quot;; IF([.G6]&lt;&gt;&quot;&quot;; CONCATENATE(&quot;, &quot;&quot;icon_url&quot;&quot;: &quot;&quot;&quot;; [.G6]; &quot;&quot;&quot;&quot;); &quot;&quot;); IF([.H6]&lt;&gt;&quot;&quot;; CONCATENATE(&quot;, &quot;&quot;description&quot;&quot;: &quot;&quot;&quot;; [.H6]; &quot;&quot;&quot;&quot;); &quot;&quot;); &quot; },&quot;)" office:value-type="string" office:string-value="        { &quot;key&quot;: &quot;amenity&quot;, &quot;value&quot;: &quot;bicycle_parking&quot;, &quot;object_types&quot;: [&quot;node&quot;,&quot;way&quot;,&quot;area&quot;,&quot;relation&quot;], &quot;description&quot;: &quot;Displaying features on playgrounds&quot; }," calcext:value-type="string">
            <text:p><text:s text:c="8"/>{ "key": "amenity", "value": "bicycle_parking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7]; IF([.B7]&lt;&gt;&quot;&quot;; CONCATENATE(&quot;&quot;&quot;, &quot;&quot;value&quot;&quot;: &quot;&quot;&quot;; [.B7]); &quot;&quot;); &quot;&quot;&quot;, &quot;&quot;object_types&quot;&quot;: [&quot;; IF([.C7]=&quot;x&quot;;&quot;&quot;&quot;node&quot;&quot;&quot;;&quot;&quot;); IF(AND([.C7]=&quot;x&quot;; COUNTIF([.D7:.F7];&quot;x&quot;) &gt; 0); &quot;,&quot;; &quot;&quot;); IF([.D7]=&quot;x&quot;;&quot;&quot;&quot;way&quot;&quot;&quot;;&quot;&quot;); IF(AND([.D7]=&quot;x&quot;; COUNTIF([.E7:.F7];&quot;x&quot;) &gt; 0); &quot;,&quot;; &quot;&quot;); IF([.E7]=&quot;x&quot;;&quot;&quot;&quot;area&quot;&quot;&quot;;&quot;&quot;); IF(AND([.E7]=&quot;x&quot;; [.F7]=&quot;x&quot;); &quot;,&quot;; &quot;&quot;); IF([.F7]=&quot;x&quot;;&quot;&quot;&quot;relation&quot;&quot;&quot;;&quot;&quot;); &quot;]&quot;; IF([.G7]&lt;&gt;&quot;&quot;; CONCATENATE(&quot;, &quot;&quot;icon_url&quot;&quot;: &quot;&quot;&quot;; [.G7]; &quot;&quot;&quot;&quot;); &quot;&quot;); IF([.H7]&lt;&gt;&quot;&quot;; CONCATENATE(&quot;, &quot;&quot;description&quot;&quot;: &quot;&quot;&quot;; [.H7]; &quot;&quot;&quot;&quot;); &quot;&quot;); &quot; },&quot;)" office:value-type="string" office:string-value="        { &quot;key&quot;: &quot;amenity&quot;, &quot;value&quot;: &quot;shelter&quot;, &quot;object_types&quot;: [&quot;node&quot;,&quot;way&quot;,&quot;area&quot;,&quot;relation&quot;], &quot;description&quot;: &quot;Displaying features on playgrounds&quot; }," calcext:value-type="string">
            <text:p><text:s text:c="8"/>{ "key": "amenity", "value": "shelter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8]; IF([.B8]&lt;&gt;&quot;&quot;; CONCATENATE(&quot;&quot;&quot;, &quot;&quot;value&quot;&quot;: &quot;&quot;&quot;; [.B8]); &quot;&quot;); &quot;&quot;&quot;, &quot;&quot;object_types&quot;&quot;: [&quot;; IF([.C8]=&quot;x&quot;;&quot;&quot;&quot;node&quot;&quot;&quot;;&quot;&quot;); IF(AND([.C8]=&quot;x&quot;; COUNTIF([.D8:.F8];&quot;x&quot;) &gt; 0); &quot;,&quot;; &quot;&quot;); IF([.D8]=&quot;x&quot;;&quot;&quot;&quot;way&quot;&quot;&quot;;&quot;&quot;); IF(AND([.D8]=&quot;x&quot;; COUNTIF([.E8:.F8];&quot;x&quot;) &gt; 0); &quot;,&quot;; &quot;&quot;); IF([.E8]=&quot;x&quot;;&quot;&quot;&quot;area&quot;&quot;&quot;;&quot;&quot;); IF(AND([.E8]=&quot;x&quot;; [.F8]=&quot;x&quot;); &quot;,&quot;; &quot;&quot;); IF([.F8]=&quot;x&quot;;&quot;&quot;&quot;relation&quot;&quot;&quot;;&quot;&quot;); &quot;]&quot;; IF([.G8]&lt;&gt;&quot;&quot;; CONCATENATE(&quot;, &quot;&quot;icon_url&quot;&quot;: &quot;&quot;&quot;; [.G8]; &quot;&quot;&quot;&quot;); &quot;&quot;); IF([.H8]&lt;&gt;&quot;&quot;; CONCATENATE(&quot;, &quot;&quot;description&quot;&quot;: &quot;&quot;&quot;; [.H8]; &quot;&quot;&quot;&quot;); &quot;&quot;); &quot; },&quot;)" office:value-type="string" office:string-value="        { &quot;key&quot;: &quot;amenity&quot;, &quot;value&quot;: &quot;waste_basket&quot;, &quot;object_types&quot;: [&quot;node&quot;,&quot;way&quot;,&quot;area&quot;,&quot;relation&quot;], &quot;description&quot;: &quot;Displaying features on playgrounds&quot; }," calcext:value-type="string">
            <text:p><text:s text:c="8"/>{ "key": "amenity", "value": "waste_basket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artwork_typ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9]; IF([.B9]&lt;&gt;&quot;&quot;; CONCATENATE(&quot;&quot;&quot;, &quot;&quot;value&quot;&quot;: &quot;&quot;&quot;; [.B9]); &quot;&quot;); &quot;&quot;&quot;, &quot;&quot;object_types&quot;&quot;: [&quot;; IF([.C9]=&quot;x&quot;;&quot;&quot;&quot;node&quot;&quot;&quot;;&quot;&quot;); IF(AND([.C9]=&quot;x&quot;; COUNTIF([.D9:.F9];&quot;x&quot;) &gt; 0); &quot;,&quot;; &quot;&quot;); IF([.D9]=&quot;x&quot;;&quot;&quot;&quot;way&quot;&quot;&quot;;&quot;&quot;); IF(AND([.D9]=&quot;x&quot;; COUNTIF([.E9:.F9];&quot;x&quot;) &gt; 0); &quot;,&quot;; &quot;&quot;); IF([.E9]=&quot;x&quot;;&quot;&quot;&quot;area&quot;&quot;&quot;;&quot;&quot;); IF(AND([.E9]=&quot;x&quot;; [.F9]=&quot;x&quot;); &quot;,&quot;; &quot;&quot;); IF([.F9]=&quot;x&quot;;&quot;&quot;&quot;relation&quot;&quot;&quot;;&quot;&quot;); &quot;]&quot;; IF([.G9]&lt;&gt;&quot;&quot;; CONCATENATE(&quot;, &quot;&quot;icon_url&quot;&quot;: &quot;&quot;&quot;; [.G9]; &quot;&quot;&quot;&quot;); &quot;&quot;); IF([.H9]&lt;&gt;&quot;&quot;; CONCATENATE(&quot;, &quot;&quot;description&quot;&quot;: &quot;&quot;&quot;; [.H9]; &quot;&quot;&quot;&quot;); &quot;&quot;); &quot; },&quot;)" office:value-type="string" office:string-value="        { &quot;key&quot;: &quot;artwork_type&quot;, &quot;object_types&quot;: [&quot;node&quot;,&quot;way&quot;,&quot;area&quot;,&quot;relation&quot;], &quot;description&quot;: &quot;Displaying features on playgrounds&quot; }," calcext:value-type="string">
            <text:p><text:s text:c="8"/>{ "key": "artwork_type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Information on the target group for playgrounds and playground equipment</text:p>
          </table:table-cell>
          <table:table-cell table:formula="of:=CONCATENATE(&quot;        { &quot;&quot;key&quot;&quot;: &quot;&quot;&quot;; [.A10]; IF([.B10]&lt;&gt;&quot;&quot;; CONCATENATE(&quot;&quot;&quot;, &quot;&quot;value&quot;&quot;: &quot;&quot;&quot;; [.B10]); &quot;&quot;); &quot;&quot;&quot;, &quot;&quot;object_types&quot;&quot;: [&quot;; IF([.C10]=&quot;x&quot;;&quot;&quot;&quot;node&quot;&quot;&quot;;&quot;&quot;); IF(AND([.C10]=&quot;x&quot;; COUNTIF([.D10:.F10];&quot;x&quot;) &gt; 0); &quot;,&quot;; &quot;&quot;); IF([.D10]=&quot;x&quot;;&quot;&quot;&quot;way&quot;&quot;&quot;;&quot;&quot;); IF(AND([.D10]=&quot;x&quot;; COUNTIF([.E10:.F10];&quot;x&quot;) &gt; 0); &quot;,&quot;; &quot;&quot;); IF([.E10]=&quot;x&quot;;&quot;&quot;&quot;area&quot;&quot;&quot;;&quot;&quot;); IF(AND([.E10]=&quot;x&quot;; [.F10]=&quot;x&quot;); &quot;,&quot;; &quot;&quot;); IF([.F10]=&quot;x&quot;;&quot;&quot;&quot;relation&quot;&quot;&quot;;&quot;&quot;); &quot;]&quot;; IF([.G10]&lt;&gt;&quot;&quot;; CONCATENATE(&quot;, &quot;&quot;icon_url&quot;&quot;: &quot;&quot;&quot;; [.G10]; &quot;&quot;&quot;&quot;); &quot;&quot;); IF([.H10]&lt;&gt;&quot;&quot;; CONCATENATE(&quot;, &quot;&quot;description&quot;&quot;: &quot;&quot;&quot;; [.H10]; &quot;&quot;&quot;&quot;); &quot;&quot;); &quot; },&quot;)" office:value-type="string" office:string-value="        { &quot;key&quot;: &quot;baby&quot;, &quot;object_types&quot;: [&quot;node&quot;,&quot;way&quot;,&quot;area&quot;,&quot;relation&quot;], &quot;description&quot;: &quot;Information on the target group for playgrounds and playground equipment&quot; }," calcext:value-type="string">
            <text:p><text:s text:c="8"/>{ "key": "baby", "object_types": ["node","way","area","relation"], "description": "Information on the target group for playgrounds and playground equipment" },</text:p>
          </table:table-cell>
        </table:table-row>
        <table:table-row table:style-name="ro1">
          <table:table-cell office:value-type="string" calcext:value-type="string">
            <text:p>backrest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11]; IF([.B11]&lt;&gt;&quot;&quot;; CONCATENATE(&quot;&quot;&quot;, &quot;&quot;value&quot;&quot;: &quot;&quot;&quot;; [.B11]); &quot;&quot;); &quot;&quot;&quot;, &quot;&quot;object_types&quot;&quot;: [&quot;; IF([.C11]=&quot;x&quot;;&quot;&quot;&quot;node&quot;&quot;&quot;;&quot;&quot;); IF(AND([.C11]=&quot;x&quot;; COUNTIF([.D11:.F11];&quot;x&quot;) &gt; 0); &quot;,&quot;; &quot;&quot;); IF([.D11]=&quot;x&quot;;&quot;&quot;&quot;way&quot;&quot;&quot;;&quot;&quot;); IF(AND([.D11]=&quot;x&quot;; COUNTIF([.E11:.F11];&quot;x&quot;) &gt; 0); &quot;,&quot;; &quot;&quot;); IF([.E11]=&quot;x&quot;;&quot;&quot;&quot;area&quot;&quot;&quot;;&quot;&quot;); IF(AND([.E11]=&quot;x&quot;; [.F11]=&quot;x&quot;); &quot;,&quot;; &quot;&quot;); IF([.F11]=&quot;x&quot;;&quot;&quot;&quot;relation&quot;&quot;&quot;;&quot;&quot;); &quot;]&quot;; IF([.G11]&lt;&gt;&quot;&quot;; CONCATENATE(&quot;, &quot;&quot;icon_url&quot;&quot;: &quot;&quot;&quot;; [.G11]; &quot;&quot;&quot;&quot;); &quot;&quot;); IF([.H11]&lt;&gt;&quot;&quot;; CONCATENATE(&quot;, &quot;&quot;description&quot;&quot;: &quot;&quot;&quot;; [.H11]; &quot;&quot;&quot;&quot;); &quot;&quot;); &quot; },&quot;)" office:value-type="string" office:string-value="        { &quot;key&quot;: &quot;backrest&quot;, &quot;object_types&quot;: [&quot;node&quot;,&quot;way&quot;,&quot;area&quot;,&quot;relation&quot;], &quot;description&quot;: &quot;Displaying details of features on playgrounds&quot; }," calcext:value-type="string">
            <text:p><text:s text:c="8"/>{ "key": "backrest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12]; IF([.B12]&lt;&gt;&quot;&quot;; CONCATENATE(&quot;&quot;&quot;, &quot;&quot;value&quot;&quot;: &quot;&quot;&quot;; [.B12]); &quot;&quot;); &quot;&quot;&quot;, &quot;&quot;object_types&quot;&quot;: [&quot;; IF([.C12]=&quot;x&quot;;&quot;&quot;&quot;node&quot;&quot;&quot;;&quot;&quot;); IF(AND([.C12]=&quot;x&quot;; COUNTIF([.D12:.F12];&quot;x&quot;) &gt; 0); &quot;,&quot;; &quot;&quot;); IF([.D12]=&quot;x&quot;;&quot;&quot;&quot;way&quot;&quot;&quot;;&quot;&quot;); IF(AND([.D12]=&quot;x&quot;; COUNTIF([.E12:.F12];&quot;x&quot;) &gt; 0); &quot;,&quot;; &quot;&quot;); IF([.E12]=&quot;x&quot;;&quot;&quot;&quot;area&quot;&quot;&quot;;&quot;&quot;); IF(AND([.E12]=&quot;x&quot;; [.F12]=&quot;x&quot;); &quot;,&quot;; &quot;&quot;); IF([.F12]=&quot;x&quot;;&quot;&quot;&quot;relation&quot;&quot;&quot;;&quot;&quot;); &quot;]&quot;; IF([.G12]&lt;&gt;&quot;&quot;; CONCATENATE(&quot;, &quot;&quot;icon_url&quot;&quot;: &quot;&quot;&quot;; [.G12]; &quot;&quot;&quot;&quot;); &quot;&quot;); IF([.H12]&lt;&gt;&quot;&quot;; CONCATENATE(&quot;, &quot;&quot;description&quot;&quot;: &quot;&quot;&quot;; [.H12]; &quot;&quot;&quot;&quot;); &quot;&quot;); &quot; },&quot;)" office:value-type="string" office:string-value="        { &quot;key&quot;: &quot;barrier&quot;, &quot;value&quot;: &quot;gate&quot;, &quot;object_types&quot;: [&quot;node&quot;,&quot;way&quot;,&quot;area&quot;,&quot;relation&quot;], &quot;description&quot;: &quot;Displaying features on playgrounds&quot; }," calcext:value-type="string">
            <text:p><text:s text:c="8"/>{ "key": "barrier", "value": "gate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bicycle_parking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13]; IF([.B13]&lt;&gt;&quot;&quot;; CONCATENATE(&quot;&quot;&quot;, &quot;&quot;value&quot;&quot;: &quot;&quot;&quot;; [.B13]); &quot;&quot;); &quot;&quot;&quot;, &quot;&quot;object_types&quot;&quot;: [&quot;; IF([.C13]=&quot;x&quot;;&quot;&quot;&quot;node&quot;&quot;&quot;;&quot;&quot;); IF(AND([.C13]=&quot;x&quot;; COUNTIF([.D13:.F13];&quot;x&quot;) &gt; 0); &quot;,&quot;; &quot;&quot;); IF([.D13]=&quot;x&quot;;&quot;&quot;&quot;way&quot;&quot;&quot;;&quot;&quot;); IF(AND([.D13]=&quot;x&quot;; COUNTIF([.E13:.F13];&quot;x&quot;) &gt; 0); &quot;,&quot;; &quot;&quot;); IF([.E13]=&quot;x&quot;;&quot;&quot;&quot;area&quot;&quot;&quot;;&quot;&quot;); IF(AND([.E13]=&quot;x&quot;; [.F13]=&quot;x&quot;); &quot;,&quot;; &quot;&quot;); IF([.F13]=&quot;x&quot;;&quot;&quot;&quot;relation&quot;&quot;&quot;;&quot;&quot;); &quot;]&quot;; IF([.G13]&lt;&gt;&quot;&quot;; CONCATENATE(&quot;, &quot;&quot;icon_url&quot;&quot;: &quot;&quot;&quot;; [.G13]; &quot;&quot;&quot;&quot;); &quot;&quot;); IF([.H13]&lt;&gt;&quot;&quot;; CONCATENATE(&quot;, &quot;&quot;description&quot;&quot;: &quot;&quot;&quot;; [.H13]; &quot;&quot;&quot;&quot;); &quot;&quot;); &quot; },&quot;)" office:value-type="string" office:string-value="        { &quot;key&quot;: &quot;bicycle_parking&quot;, &quot;object_types&quot;: [&quot;node&quot;,&quot;way&quot;,&quot;area&quot;,&quot;relation&quot;], &quot;description&quot;: &quot;Displaying details of features on playgrounds&quot; }," calcext:value-type="string">
            <text:p><text:s text:c="8"/>{ "key": "bicycle_parking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14]; IF([.B14]&lt;&gt;&quot;&quot;; CONCATENATE(&quot;&quot;&quot;, &quot;&quot;value&quot;&quot;: &quot;&quot;&quot;; [.B14]); &quot;&quot;); &quot;&quot;&quot;, &quot;&quot;object_types&quot;&quot;: [&quot;; IF([.C14]=&quot;x&quot;;&quot;&quot;&quot;node&quot;&quot;&quot;;&quot;&quot;); IF(AND([.C14]=&quot;x&quot;; COUNTIF([.D14:.F14];&quot;x&quot;) &gt; 0); &quot;,&quot;; &quot;&quot;); IF([.D14]=&quot;x&quot;;&quot;&quot;&quot;way&quot;&quot;&quot;;&quot;&quot;); IF(AND([.D14]=&quot;x&quot;; COUNTIF([.E14:.F14];&quot;x&quot;) &gt; 0); &quot;,&quot;; &quot;&quot;); IF([.E14]=&quot;x&quot;;&quot;&quot;&quot;area&quot;&quot;&quot;;&quot;&quot;); IF(AND([.E14]=&quot;x&quot;; [.F14]=&quot;x&quot;); &quot;,&quot;; &quot;&quot;); IF([.F14]=&quot;x&quot;;&quot;&quot;&quot;relation&quot;&quot;&quot;;&quot;&quot;); &quot;]&quot;; IF([.G14]&lt;&gt;&quot;&quot;; CONCATENATE(&quot;, &quot;&quot;icon_url&quot;&quot;: &quot;&quot;&quot;; [.G14]; &quot;&quot;&quot;&quot;); &quot;&quot;); IF([.H14]&lt;&gt;&quot;&quot;; CONCATENATE(&quot;, &quot;&quot;description&quot;&quot;: &quot;&quot;&quot;; [.H14]; &quot;&quot;&quot;&quot;); &quot;&quot;); &quot; },&quot;)" office:value-type="string" office:string-value="        { &quot;key&quot;: &quot;building&quot;, &quot;object_types&quot;: [&quot;area&quot;,&quot;relation&quot;], &quot;description&quot;: &quot;Shadow calculation&quot; }," calcext:value-type="string">
            <text:p><text:s text:c="8"/>{ "key": "building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building:level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15]; IF([.B15]&lt;&gt;&quot;&quot;; CONCATENATE(&quot;&quot;&quot;, &quot;&quot;value&quot;&quot;: &quot;&quot;&quot;; [.B15]); &quot;&quot;); &quot;&quot;&quot;, &quot;&quot;object_types&quot;&quot;: [&quot;; IF([.C15]=&quot;x&quot;;&quot;&quot;&quot;node&quot;&quot;&quot;;&quot;&quot;); IF(AND([.C15]=&quot;x&quot;; COUNTIF([.D15:.F15];&quot;x&quot;) &gt; 0); &quot;,&quot;; &quot;&quot;); IF([.D15]=&quot;x&quot;;&quot;&quot;&quot;way&quot;&quot;&quot;;&quot;&quot;); IF(AND([.D15]=&quot;x&quot;; COUNTIF([.E15:.F15];&quot;x&quot;) &gt; 0); &quot;,&quot;; &quot;&quot;); IF([.E15]=&quot;x&quot;;&quot;&quot;&quot;area&quot;&quot;&quot;;&quot;&quot;); IF(AND([.E15]=&quot;x&quot;; [.F15]=&quot;x&quot;); &quot;,&quot;; &quot;&quot;); IF([.F15]=&quot;x&quot;;&quot;&quot;&quot;relation&quot;&quot;&quot;;&quot;&quot;); &quot;]&quot;; IF([.G15]&lt;&gt;&quot;&quot;; CONCATENATE(&quot;, &quot;&quot;icon_url&quot;&quot;: &quot;&quot;&quot;; [.G15]; &quot;&quot;&quot;&quot;); &quot;&quot;); IF([.H15]&lt;&gt;&quot;&quot;; CONCATENATE(&quot;, &quot;&quot;description&quot;&quot;: &quot;&quot;&quot;; [.H15]; &quot;&quot;&quot;&quot;); &quot;&quot;); &quot; },&quot;)" office:value-type="string" office:string-value="        { &quot;key&quot;: &quot;building:levels&quot;, &quot;object_types&quot;: [&quot;area&quot;,&quot;relation&quot;], &quot;description&quot;: &quot;Shadow calculation&quot; }," calcext:value-type="string">
            <text:p><text:s text:c="8"/>{ "key": "building:levels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building:part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16]; IF([.B16]&lt;&gt;&quot;&quot;; CONCATENATE(&quot;&quot;&quot;, &quot;&quot;value&quot;&quot;: &quot;&quot;&quot;; [.B16]); &quot;&quot;); &quot;&quot;&quot;, &quot;&quot;object_types&quot;&quot;: [&quot;; IF([.C16]=&quot;x&quot;;&quot;&quot;&quot;node&quot;&quot;&quot;;&quot;&quot;); IF(AND([.C16]=&quot;x&quot;; COUNTIF([.D16:.F16];&quot;x&quot;) &gt; 0); &quot;,&quot;; &quot;&quot;); IF([.D16]=&quot;x&quot;;&quot;&quot;&quot;way&quot;&quot;&quot;;&quot;&quot;); IF(AND([.D16]=&quot;x&quot;; COUNTIF([.E16:.F16];&quot;x&quot;) &gt; 0); &quot;,&quot;; &quot;&quot;); IF([.E16]=&quot;x&quot;;&quot;&quot;&quot;area&quot;&quot;&quot;;&quot;&quot;); IF(AND([.E16]=&quot;x&quot;; [.F16]=&quot;x&quot;); &quot;,&quot;; &quot;&quot;); IF([.F16]=&quot;x&quot;;&quot;&quot;&quot;relation&quot;&quot;&quot;;&quot;&quot;); &quot;]&quot;; IF([.G16]&lt;&gt;&quot;&quot;; CONCATENATE(&quot;, &quot;&quot;icon_url&quot;&quot;: &quot;&quot;&quot;; [.G16]; &quot;&quot;&quot;&quot;); &quot;&quot;); IF([.H16]&lt;&gt;&quot;&quot;; CONCATENATE(&quot;, &quot;&quot;description&quot;&quot;: &quot;&quot;&quot;; [.H16]; &quot;&quot;&quot;&quot;); &quot;&quot;); &quot; },&quot;)" office:value-type="string" office:string-value="        { &quot;key&quot;: &quot;building:part&quot;, &quot;object_types&quot;: [&quot;area&quot;,&quot;relation&quot;], &quot;description&quot;: &quot;Shadow calculation&quot; }," calcext:value-type="string">
            <text:p><text:s text:c="8"/>{ "key": "building:part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17]; IF([.B17]&lt;&gt;&quot;&quot;; CONCATENATE(&quot;&quot;&quot;, &quot;&quot;value&quot;&quot;: &quot;&quot;&quot;; [.B17]); &quot;&quot;); &quot;&quot;&quot;, &quot;&quot;object_types&quot;&quot;: [&quot;; IF([.C17]=&quot;x&quot;;&quot;&quot;&quot;node&quot;&quot;&quot;;&quot;&quot;); IF(AND([.C17]=&quot;x&quot;; COUNTIF([.D17:.F17];&quot;x&quot;) &gt; 0); &quot;,&quot;; &quot;&quot;); IF([.D17]=&quot;x&quot;;&quot;&quot;&quot;way&quot;&quot;&quot;;&quot;&quot;); IF(AND([.D17]=&quot;x&quot;; COUNTIF([.E17:.F17];&quot;x&quot;) &gt; 0); &quot;,&quot;; &quot;&quot;); IF([.E17]=&quot;x&quot;;&quot;&quot;&quot;area&quot;&quot;&quot;;&quot;&quot;); IF(AND([.E17]=&quot;x&quot;; [.F17]=&quot;x&quot;); &quot;,&quot;; &quot;&quot;); IF([.F17]=&quot;x&quot;;&quot;&quot;&quot;relation&quot;&quot;&quot;;&quot;&quot;); &quot;]&quot;; IF([.G17]&lt;&gt;&quot;&quot;; CONCATENATE(&quot;, &quot;&quot;icon_url&quot;&quot;: &quot;&quot;&quot;; [.G17]; &quot;&quot;&quot;&quot;); &quot;&quot;); IF([.H17]&lt;&gt;&quot;&quot;; CONCATENATE(&quot;, &quot;&quot;description&quot;&quot;: &quot;&quot;&quot;; [.H17]; &quot;&quot;&quot;&quot;); &quot;&quot;); &quot; },&quot;)" office:value-type="string" office:string-value="        { &quot;key&quot;: &quot;capacity&quot;, &quot;object_types&quot;: [&quot;node&quot;,&quot;way&quot;,&quot;area&quot;,&quot;relation&quot;], &quot;description&quot;: &quot;Displaying playground equipment details&quot; }," calcext:value-type="string">
            <text:p><text:s text:c="8"/>{ "key": "capacity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capacity:baby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18]; IF([.B18]&lt;&gt;&quot;&quot;; CONCATENATE(&quot;&quot;&quot;, &quot;&quot;value&quot;&quot;: &quot;&quot;&quot;; [.B18]); &quot;&quot;); &quot;&quot;&quot;, &quot;&quot;object_types&quot;&quot;: [&quot;; IF([.C18]=&quot;x&quot;;&quot;&quot;&quot;node&quot;&quot;&quot;;&quot;&quot;); IF(AND([.C18]=&quot;x&quot;; COUNTIF([.D18:.F18];&quot;x&quot;) &gt; 0); &quot;,&quot;; &quot;&quot;); IF([.D18]=&quot;x&quot;;&quot;&quot;&quot;way&quot;&quot;&quot;;&quot;&quot;); IF(AND([.D18]=&quot;x&quot;; COUNTIF([.E18:.F18];&quot;x&quot;) &gt; 0); &quot;,&quot;; &quot;&quot;); IF([.E18]=&quot;x&quot;;&quot;&quot;&quot;area&quot;&quot;&quot;;&quot;&quot;); IF(AND([.E18]=&quot;x&quot;; [.F18]=&quot;x&quot;); &quot;,&quot;; &quot;&quot;); IF([.F18]=&quot;x&quot;;&quot;&quot;&quot;relation&quot;&quot;&quot;;&quot;&quot;); &quot;]&quot;; IF([.G18]&lt;&gt;&quot;&quot;; CONCATENATE(&quot;, &quot;&quot;icon_url&quot;&quot;: &quot;&quot;&quot;; [.G18]; &quot;&quot;&quot;&quot;); &quot;&quot;); IF([.H18]&lt;&gt;&quot;&quot;; CONCATENATE(&quot;, &quot;&quot;description&quot;&quot;: &quot;&quot;&quot;; [.H18]; &quot;&quot;&quot;&quot;); &quot;&quot;); &quot; },&quot;)" office:value-type="string" office:string-value="        { &quot;key&quot;: &quot;capacity:baby&quot;, &quot;object_types&quot;: [&quot;node&quot;,&quot;way&quot;,&quot;area&quot;,&quot;relation&quot;], &quot;description&quot;: &quot;Displaying playground equipment details&quot; }," calcext:value-type="string">
            <text:p><text:s text:c="8"/>{ "key": "capacity:baby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covered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19]; IF([.B19]&lt;&gt;&quot;&quot;; CONCATENATE(&quot;&quot;&quot;, &quot;&quot;value&quot;&quot;: &quot;&quot;&quot;; [.B19]); &quot;&quot;); &quot;&quot;&quot;, &quot;&quot;object_types&quot;&quot;: [&quot;; IF([.C19]=&quot;x&quot;;&quot;&quot;&quot;node&quot;&quot;&quot;;&quot;&quot;); IF(AND([.C19]=&quot;x&quot;; COUNTIF([.D19:.F19];&quot;x&quot;) &gt; 0); &quot;,&quot;; &quot;&quot;); IF([.D19]=&quot;x&quot;;&quot;&quot;&quot;way&quot;&quot;&quot;;&quot;&quot;); IF(AND([.D19]=&quot;x&quot;; COUNTIF([.E19:.F19];&quot;x&quot;) &gt; 0); &quot;,&quot;; &quot;&quot;); IF([.E19]=&quot;x&quot;;&quot;&quot;&quot;area&quot;&quot;&quot;;&quot;&quot;); IF(AND([.E19]=&quot;x&quot;; [.F19]=&quot;x&quot;); &quot;,&quot;; &quot;&quot;); IF([.F19]=&quot;x&quot;;&quot;&quot;&quot;relation&quot;&quot;&quot;;&quot;&quot;); &quot;]&quot;; IF([.G19]&lt;&gt;&quot;&quot;; CONCATENATE(&quot;, &quot;&quot;icon_url&quot;&quot;: &quot;&quot;&quot;; [.G19]; &quot;&quot;&quot;&quot;); &quot;&quot;); IF([.H19]&lt;&gt;&quot;&quot;; CONCATENATE(&quot;, &quot;&quot;description&quot;&quot;: &quot;&quot;&quot;; [.H19]; &quot;&quot;&quot;&quot;); &quot;&quot;); &quot; },&quot;)" office:value-type="string" office:string-value="        { &quot;key&quot;: &quot;covered&quot;, &quot;object_types&quot;: [&quot;node&quot;,&quot;way&quot;,&quot;area&quot;,&quot;relation&quot;], &quot;description&quot;: &quot;Displaying playground equipment details&quot; }," calcext:value-type="string">
            <text:p><text:s text:c="8"/>{ "key": "covered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Generating additional comments/descriptions of playgrounds</text:p>
          </table:table-cell>
          <table:table-cell table:formula="of:=CONCATENATE(&quot;        { &quot;&quot;key&quot;&quot;: &quot;&quot;&quot;; [.A20]; IF([.B20]&lt;&gt;&quot;&quot;; CONCATENATE(&quot;&quot;&quot;, &quot;&quot;value&quot;&quot;: &quot;&quot;&quot;; [.B20]); &quot;&quot;); &quot;&quot;&quot;, &quot;&quot;object_types&quot;&quot;: [&quot;; IF([.C20]=&quot;x&quot;;&quot;&quot;&quot;node&quot;&quot;&quot;;&quot;&quot;); IF(AND([.C20]=&quot;x&quot;; COUNTIF([.D20:.F20];&quot;x&quot;) &gt; 0); &quot;,&quot;; &quot;&quot;); IF([.D20]=&quot;x&quot;;&quot;&quot;&quot;way&quot;&quot;&quot;;&quot;&quot;); IF(AND([.D20]=&quot;x&quot;; COUNTIF([.E20:.F20];&quot;x&quot;) &gt; 0); &quot;,&quot;; &quot;&quot;); IF([.E20]=&quot;x&quot;;&quot;&quot;&quot;area&quot;&quot;&quot;;&quot;&quot;); IF(AND([.E20]=&quot;x&quot;; [.F20]=&quot;x&quot;); &quot;,&quot;; &quot;&quot;); IF([.F20]=&quot;x&quot;;&quot;&quot;&quot;relation&quot;&quot;&quot;;&quot;&quot;); &quot;]&quot;; IF([.G20]&lt;&gt;&quot;&quot;; CONCATENATE(&quot;, &quot;&quot;icon_url&quot;&quot;: &quot;&quot;&quot;; [.G20]; &quot;&quot;&quot;&quot;); &quot;&quot;); IF([.H20]&lt;&gt;&quot;&quot;; CONCATENATE(&quot;, &quot;&quot;description&quot;&quot;: &quot;&quot;&quot;; [.H20]; &quot;&quot;&quot;&quot;); &quot;&quot;); &quot; },&quot;)" office:value-type="string" office:string-value="        { &quot;key&quot;: &quot;description&quot;, &quot;object_types&quot;: [&quot;node&quot;,&quot;way&quot;,&quot;area&quot;,&quot;relation&quot;], &quot;description&quot;: &quot;Generating additional comments/descriptions of playgrounds&quot; }," calcext:value-type="string">
            <text:p><text:s text:c="8"/>{ "key": "description", "object_types": ["node","way","area","relation"], "description": "Generating additional comments/descriptions of playgrounds" },</text:p>
          </table:table-cell>
        </table:table-row>
        <table:table-row table:style-name="ro1">
          <table:table-cell office:value-type="string" calcext:value-type="string">
            <text:p>description:d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Generating additional comments/descriptions of playgrounds</text:p>
          </table:table-cell>
          <table:table-cell table:formula="of:=CONCATENATE(&quot;        { &quot;&quot;key&quot;&quot;: &quot;&quot;&quot;; [.A21]; IF([.B21]&lt;&gt;&quot;&quot;; CONCATENATE(&quot;&quot;&quot;, &quot;&quot;value&quot;&quot;: &quot;&quot;&quot;; [.B21]); &quot;&quot;); &quot;&quot;&quot;, &quot;&quot;object_types&quot;&quot;: [&quot;; IF([.C21]=&quot;x&quot;;&quot;&quot;&quot;node&quot;&quot;&quot;;&quot;&quot;); IF(AND([.C21]=&quot;x&quot;; COUNTIF([.D21:.F21];&quot;x&quot;) &gt; 0); &quot;,&quot;; &quot;&quot;); IF([.D21]=&quot;x&quot;;&quot;&quot;&quot;way&quot;&quot;&quot;;&quot;&quot;); IF(AND([.D21]=&quot;x&quot;; COUNTIF([.E21:.F21];&quot;x&quot;) &gt; 0); &quot;,&quot;; &quot;&quot;); IF([.E21]=&quot;x&quot;;&quot;&quot;&quot;area&quot;&quot;&quot;;&quot;&quot;); IF(AND([.E21]=&quot;x&quot;; [.F21]=&quot;x&quot;); &quot;,&quot;; &quot;&quot;); IF([.F21]=&quot;x&quot;;&quot;&quot;&quot;relation&quot;&quot;&quot;;&quot;&quot;); &quot;]&quot;; IF([.G21]&lt;&gt;&quot;&quot;; CONCATENATE(&quot;, &quot;&quot;icon_url&quot;&quot;: &quot;&quot;&quot;; [.G21]; &quot;&quot;&quot;&quot;); &quot;&quot;); IF([.H21]&lt;&gt;&quot;&quot;; CONCATENATE(&quot;, &quot;&quot;description&quot;&quot;: &quot;&quot;&quot;; [.H21]; &quot;&quot;&quot;&quot;); &quot;&quot;); &quot; },&quot;)" office:value-type="string" office:string-value="        { &quot;key&quot;: &quot;description:de&quot;, &quot;object_types&quot;: [&quot;node&quot;,&quot;way&quot;,&quot;area&quot;,&quot;relation&quot;], &quot;description&quot;: &quot;Generating additional comments/descriptions of playgrounds&quot; }," calcext:value-type="string">
            <text:p><text:s text:c="8"/>{ "key": "description:de", "object_types": ["node","way","area","relation"], "description": "Generating additional comments/descriptions of playgrounds" },</text:p>
          </table:table-cell>
        </table:table-row>
        <table:table-row table:style-name="ro1">
          <table:table-cell office:value-type="string" calcext:value-type="string">
            <text:p>diameter_crow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 and shadow calculation</text:p>
          </table:table-cell>
          <table:table-cell table:formula="of:=CONCATENATE(&quot;        { &quot;&quot;key&quot;&quot;: &quot;&quot;&quot;; [.A22]; IF([.B22]&lt;&gt;&quot;&quot;; CONCATENATE(&quot;&quot;&quot;, &quot;&quot;value&quot;&quot;: &quot;&quot;&quot;; [.B22]); &quot;&quot;); &quot;&quot;&quot;, &quot;&quot;object_types&quot;&quot;: [&quot;; IF([.C22]=&quot;x&quot;;&quot;&quot;&quot;node&quot;&quot;&quot;;&quot;&quot;); IF(AND([.C22]=&quot;x&quot;; COUNTIF([.D22:.F22];&quot;x&quot;) &gt; 0); &quot;,&quot;; &quot;&quot;); IF([.D22]=&quot;x&quot;;&quot;&quot;&quot;way&quot;&quot;&quot;;&quot;&quot;); IF(AND([.D22]=&quot;x&quot;; COUNTIF([.E22:.F22];&quot;x&quot;) &gt; 0); &quot;,&quot;; &quot;&quot;); IF([.E22]=&quot;x&quot;;&quot;&quot;&quot;area&quot;&quot;&quot;;&quot;&quot;); IF(AND([.E22]=&quot;x&quot;; [.F22]=&quot;x&quot;); &quot;,&quot;; &quot;&quot;); IF([.F22]=&quot;x&quot;;&quot;&quot;&quot;relation&quot;&quot;&quot;;&quot;&quot;); &quot;]&quot;; IF([.G22]&lt;&gt;&quot;&quot;; CONCATENATE(&quot;, &quot;&quot;icon_url&quot;&quot;: &quot;&quot;&quot;; [.G22]; &quot;&quot;&quot;&quot;); &quot;&quot;); IF([.H22]&lt;&gt;&quot;&quot;; CONCATENATE(&quot;, &quot;&quot;description&quot;&quot;: &quot;&quot;&quot;; [.H22]; &quot;&quot;&quot;&quot;); &quot;&quot;); &quot; },&quot;)" office:value-type="string" office:string-value="        { &quot;key&quot;: &quot;diameter_crown&quot;, &quot;object_types&quot;: [&quot;node&quot;,&quot;way&quot;,&quot;area&quot;,&quot;relation&quot;], &quot;description&quot;: &quot;Displaying details of features on playgrounds and shadow calculation&quot; }," calcext:value-type="string">
            <text:p><text:s text:c="8"/>{ "key": "diameter_crown", "object_types": ["node","way","area","relation"], "description": "Displaying details of features on playgrounds and shadow calculation" },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23]; IF([.B23]&lt;&gt;&quot;&quot;; CONCATENATE(&quot;&quot;&quot;, &quot;&quot;value&quot;&quot;: &quot;&quot;&quot;; [.B23]); &quot;&quot;); &quot;&quot;&quot;, &quot;&quot;object_types&quot;&quot;: [&quot;; IF([.C23]=&quot;x&quot;;&quot;&quot;&quot;node&quot;&quot;&quot;;&quot;&quot;); IF(AND([.C23]=&quot;x&quot;; COUNTIF([.D23:.F23];&quot;x&quot;) &gt; 0); &quot;,&quot;; &quot;&quot;); IF([.D23]=&quot;x&quot;;&quot;&quot;&quot;way&quot;&quot;&quot;;&quot;&quot;); IF(AND([.D23]=&quot;x&quot;; COUNTIF([.E23:.F23];&quot;x&quot;) &gt; 0); &quot;,&quot;; &quot;&quot;); IF([.E23]=&quot;x&quot;;&quot;&quot;&quot;area&quot;&quot;&quot;;&quot;&quot;); IF(AND([.E23]=&quot;x&quot;; [.F23]=&quot;x&quot;); &quot;,&quot;; &quot;&quot;); IF([.F23]=&quot;x&quot;;&quot;&quot;&quot;relation&quot;&quot;&quot;;&quot;&quot;); &quot;]&quot;; IF([.G23]&lt;&gt;&quot;&quot;; CONCATENATE(&quot;, &quot;&quot;icon_url&quot;&quot;: &quot;&quot;&quot;; [.G23]; &quot;&quot;&quot;&quot;); &quot;&quot;); IF([.H23]&lt;&gt;&quot;&quot;; CONCATENATE(&quot;, &quot;&quot;description&quot;&quot;: &quot;&quot;&quot;; [.H23]; &quot;&quot;&quot;&quot;); &quot;&quot;); &quot; },&quot;)" office:value-type="string" office:string-value="        { &quot;key&quot;: &quot;direction&quot;, &quot;object_types&quot;: [&quot;node&quot;,&quot;way&quot;,&quot;area&quot;,&quot;relation&quot;], &quot;description&quot;: &quot;Displaying playground equipment details&quot; }," calcext:value-type="string">
            <text:p><text:s text:c="8"/>{ "key": "direction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est_height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24]; IF([.B24]&lt;&gt;&quot;&quot;; CONCATENATE(&quot;&quot;&quot;, &quot;&quot;value&quot;&quot;: &quot;&quot;&quot;; [.B24]); &quot;&quot;); &quot;&quot;&quot;, &quot;&quot;object_types&quot;&quot;: [&quot;; IF([.C24]=&quot;x&quot;;&quot;&quot;&quot;node&quot;&quot;&quot;;&quot;&quot;); IF(AND([.C24]=&quot;x&quot;; COUNTIF([.D24:.F24];&quot;x&quot;) &gt; 0); &quot;,&quot;; &quot;&quot;); IF([.D24]=&quot;x&quot;;&quot;&quot;&quot;way&quot;&quot;&quot;;&quot;&quot;); IF(AND([.D24]=&quot;x&quot;; COUNTIF([.E24:.F24];&quot;x&quot;) &gt; 0); &quot;,&quot;; &quot;&quot;); IF([.E24]=&quot;x&quot;;&quot;&quot;&quot;area&quot;&quot;&quot;;&quot;&quot;); IF(AND([.E24]=&quot;x&quot;; [.F24]=&quot;x&quot;); &quot;,&quot;; &quot;&quot;); IF([.F24]=&quot;x&quot;;&quot;&quot;&quot;relation&quot;&quot;&quot;;&quot;&quot;); &quot;]&quot;; IF([.G24]&lt;&gt;&quot;&quot;; CONCATENATE(&quot;, &quot;&quot;icon_url&quot;&quot;: &quot;&quot;&quot;; [.G24]; &quot;&quot;&quot;&quot;); &quot;&quot;); IF([.H24]&lt;&gt;&quot;&quot;; CONCATENATE(&quot;, &quot;&quot;description&quot;&quot;: &quot;&quot;&quot;; [.H24]; &quot;&quot;&quot;&quot;); &quot;&quot;); &quot; },&quot;)" office:value-type="string" office:string-value="        { &quot;key&quot;: &quot;est_height&quot;, &quot;object_types&quot;: [&quot;area&quot;,&quot;relation&quot;], &quot;description&quot;: &quot;Shadow calculation&quot; }," calcext:value-type="string">
            <text:p><text:s text:c="8"/>{ "key": "est_height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fix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Generating additional comments/descriptions of playgrounds</text:p>
          </table:table-cell>
          <table:table-cell table:formula="of:=CONCATENATE(&quot;        { &quot;&quot;key&quot;&quot;: &quot;&quot;&quot;; [.A25]; IF([.B25]&lt;&gt;&quot;&quot;; CONCATENATE(&quot;&quot;&quot;, &quot;&quot;value&quot;&quot;: &quot;&quot;&quot;; [.B25]); &quot;&quot;); &quot;&quot;&quot;, &quot;&quot;object_types&quot;&quot;: [&quot;; IF([.C25]=&quot;x&quot;;&quot;&quot;&quot;node&quot;&quot;&quot;;&quot;&quot;); IF(AND([.C25]=&quot;x&quot;; COUNTIF([.D25:.F25];&quot;x&quot;) &gt; 0); &quot;,&quot;; &quot;&quot;); IF([.D25]=&quot;x&quot;;&quot;&quot;&quot;way&quot;&quot;&quot;;&quot;&quot;); IF(AND([.D25]=&quot;x&quot;; COUNTIF([.E25:.F25];&quot;x&quot;) &gt; 0); &quot;,&quot;; &quot;&quot;); IF([.E25]=&quot;x&quot;;&quot;&quot;&quot;area&quot;&quot;&quot;;&quot;&quot;); IF(AND([.E25]=&quot;x&quot;; [.F25]=&quot;x&quot;); &quot;,&quot;; &quot;&quot;); IF([.F25]=&quot;x&quot;;&quot;&quot;&quot;relation&quot;&quot;&quot;;&quot;&quot;); &quot;]&quot;; IF([.G25]&lt;&gt;&quot;&quot;; CONCATENATE(&quot;, &quot;&quot;icon_url&quot;&quot;: &quot;&quot;&quot;; [.G25]; &quot;&quot;&quot;&quot;); &quot;&quot;); IF([.H25]&lt;&gt;&quot;&quot;; CONCATENATE(&quot;, &quot;&quot;description&quot;&quot;: &quot;&quot;&quot;; [.H25]; &quot;&quot;&quot;&quot;); &quot;&quot;); &quot; },&quot;)" office:value-type="string" office:string-value="        { &quot;key&quot;: &quot;fixme&quot;, &quot;object_types&quot;: [&quot;node&quot;,&quot;way&quot;,&quot;area&quot;,&quot;relation&quot;], &quot;description&quot;: &quot;Generating additional comments/descriptions of playgrounds&quot; }," calcext:value-type="string">
            <text:p><text:s text:c="8"/>{ "key": "fixme", "object_types": ["node","way","area","relation"], "description": "Generating additional comments/descriptions of playgrounds" },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26]; IF([.B26]&lt;&gt;&quot;&quot;; CONCATENATE(&quot;&quot;&quot;, &quot;&quot;value&quot;&quot;: &quot;&quot;&quot;; [.B26]); &quot;&quot;); &quot;&quot;&quot;, &quot;&quot;object_types&quot;&quot;: [&quot;; IF([.C26]=&quot;x&quot;;&quot;&quot;&quot;node&quot;&quot;&quot;;&quot;&quot;); IF(AND([.C26]=&quot;x&quot;; COUNTIF([.D26:.F26];&quot;x&quot;) &gt; 0); &quot;,&quot;; &quot;&quot;); IF([.D26]=&quot;x&quot;;&quot;&quot;&quot;way&quot;&quot;&quot;;&quot;&quot;); IF(AND([.D26]=&quot;x&quot;; COUNTIF([.E26:.F26];&quot;x&quot;) &gt; 0); &quot;,&quot;; &quot;&quot;); IF([.E26]=&quot;x&quot;;&quot;&quot;&quot;area&quot;&quot;&quot;;&quot;&quot;); IF(AND([.E26]=&quot;x&quot;; [.F26]=&quot;x&quot;); &quot;,&quot;; &quot;&quot;); IF([.F26]=&quot;x&quot;;&quot;&quot;&quot;relation&quot;&quot;&quot;;&quot;&quot;); &quot;]&quot;; IF([.G26]&lt;&gt;&quot;&quot;; CONCATENATE(&quot;, &quot;&quot;icon_url&quot;&quot;: &quot;&quot;&quot;; [.G26]; &quot;&quot;&quot;&quot;); &quot;&quot;); IF([.H26]&lt;&gt;&quot;&quot;; CONCATENATE(&quot;, &quot;&quot;description&quot;&quot;: &quot;&quot;&quot;; [.H26]; &quot;&quot;&quot;&quot;); &quot;&quot;); &quot; },&quot;)" office:value-type="string" office:string-value="        { &quot;key&quot;: &quot;genus&quot;, &quot;object_types&quot;: [&quot;node&quot;,&quot;way&quot;,&quot;area&quot;,&quot;relation&quot;], &quot;description&quot;: &quot;Displaying details of features on playgrounds&quot; }," calcext:value-type="string">
            <text:p><text:s text:c="8"/>{ "key": "genus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27]; IF([.B27]&lt;&gt;&quot;&quot;; CONCATENATE(&quot;&quot;&quot;, &quot;&quot;value&quot;&quot;: &quot;&quot;&quot;; [.B27]); &quot;&quot;); &quot;&quot;&quot;, &quot;&quot;object_types&quot;&quot;: [&quot;; IF([.C27]=&quot;x&quot;;&quot;&quot;&quot;node&quot;&quot;&quot;;&quot;&quot;); IF(AND([.C27]=&quot;x&quot;; COUNTIF([.D27:.F27];&quot;x&quot;) &gt; 0); &quot;,&quot;; &quot;&quot;); IF([.D27]=&quot;x&quot;;&quot;&quot;&quot;way&quot;&quot;&quot;;&quot;&quot;); IF(AND([.D27]=&quot;x&quot;; COUNTIF([.E27:.F27];&quot;x&quot;) &gt; 0); &quot;,&quot;; &quot;&quot;); IF([.E27]=&quot;x&quot;;&quot;&quot;&quot;area&quot;&quot;&quot;;&quot;&quot;); IF(AND([.E27]=&quot;x&quot;; [.F27]=&quot;x&quot;); &quot;,&quot;; &quot;&quot;); IF([.F27]=&quot;x&quot;;&quot;&quot;&quot;relation&quot;&quot;&quot;;&quot;&quot;); &quot;]&quot;; IF([.G27]&lt;&gt;&quot;&quot;; CONCATENATE(&quot;, &quot;&quot;icon_url&quot;&quot;: &quot;&quot;&quot;; [.G27]; &quot;&quot;&quot;&quot;); &quot;&quot;); IF([.H27]&lt;&gt;&quot;&quot;; CONCATENATE(&quot;, &quot;&quot;description&quot;&quot;: &quot;&quot;&quot;; [.H27]; &quot;&quot;&quot;&quot;); &quot;&quot;); &quot; },&quot;)" office:value-type="string" office:string-value="        { &quot;key&quot;: &quot;handrail&quot;, &quot;object_types&quot;: [&quot;node&quot;,&quot;way&quot;,&quot;area&quot;,&quot;relation&quot;], &quot;description&quot;: &quot;Displaying playground equipment details&quot; }," calcext:value-type="string">
            <text:p><text:s text:c="8"/>{ "key": "handrail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handrail:center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28]; IF([.B28]&lt;&gt;&quot;&quot;; CONCATENATE(&quot;&quot;&quot;, &quot;&quot;value&quot;&quot;: &quot;&quot;&quot;; [.B28]); &quot;&quot;); &quot;&quot;&quot;, &quot;&quot;object_types&quot;&quot;: [&quot;; IF([.C28]=&quot;x&quot;;&quot;&quot;&quot;node&quot;&quot;&quot;;&quot;&quot;); IF(AND([.C28]=&quot;x&quot;; COUNTIF([.D28:.F28];&quot;x&quot;) &gt; 0); &quot;,&quot;; &quot;&quot;); IF([.D28]=&quot;x&quot;;&quot;&quot;&quot;way&quot;&quot;&quot;;&quot;&quot;); IF(AND([.D28]=&quot;x&quot;; COUNTIF([.E28:.F28];&quot;x&quot;) &gt; 0); &quot;,&quot;; &quot;&quot;); IF([.E28]=&quot;x&quot;;&quot;&quot;&quot;area&quot;&quot;&quot;;&quot;&quot;); IF(AND([.E28]=&quot;x&quot;; [.F28]=&quot;x&quot;); &quot;,&quot;; &quot;&quot;); IF([.F28]=&quot;x&quot;;&quot;&quot;&quot;relation&quot;&quot;&quot;;&quot;&quot;); &quot;]&quot;; IF([.G28]&lt;&gt;&quot;&quot;; CONCATENATE(&quot;, &quot;&quot;icon_url&quot;&quot;: &quot;&quot;&quot;; [.G28]; &quot;&quot;&quot;&quot;); &quot;&quot;); IF([.H28]&lt;&gt;&quot;&quot;; CONCATENATE(&quot;, &quot;&quot;description&quot;&quot;: &quot;&quot;&quot;; [.H28]; &quot;&quot;&quot;&quot;); &quot;&quot;); &quot; },&quot;)" office:value-type="string" office:string-value="        { &quot;key&quot;: &quot;handrail:center&quot;, &quot;object_types&quot;: [&quot;node&quot;,&quot;way&quot;,&quot;area&quot;,&quot;relation&quot;], &quot;description&quot;: &quot;Displaying playground equipment details&quot; }," calcext:value-type="string">
            <text:p><text:s text:c="8"/>{ "key": "handrail:center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handrail:left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29]; IF([.B29]&lt;&gt;&quot;&quot;; CONCATENATE(&quot;&quot;&quot;, &quot;&quot;value&quot;&quot;: &quot;&quot;&quot;; [.B29]); &quot;&quot;); &quot;&quot;&quot;, &quot;&quot;object_types&quot;&quot;: [&quot;; IF([.C29]=&quot;x&quot;;&quot;&quot;&quot;node&quot;&quot;&quot;;&quot;&quot;); IF(AND([.C29]=&quot;x&quot;; COUNTIF([.D29:.F29];&quot;x&quot;) &gt; 0); &quot;,&quot;; &quot;&quot;); IF([.D29]=&quot;x&quot;;&quot;&quot;&quot;way&quot;&quot;&quot;;&quot;&quot;); IF(AND([.D29]=&quot;x&quot;; COUNTIF([.E29:.F29];&quot;x&quot;) &gt; 0); &quot;,&quot;; &quot;&quot;); IF([.E29]=&quot;x&quot;;&quot;&quot;&quot;area&quot;&quot;&quot;;&quot;&quot;); IF(AND([.E29]=&quot;x&quot;; [.F29]=&quot;x&quot;); &quot;,&quot;; &quot;&quot;); IF([.F29]=&quot;x&quot;;&quot;&quot;&quot;relation&quot;&quot;&quot;;&quot;&quot;); &quot;]&quot;; IF([.G29]&lt;&gt;&quot;&quot;; CONCATENATE(&quot;, &quot;&quot;icon_url&quot;&quot;: &quot;&quot;&quot;; [.G29]; &quot;&quot;&quot;&quot;); &quot;&quot;); IF([.H29]&lt;&gt;&quot;&quot;; CONCATENATE(&quot;, &quot;&quot;description&quot;&quot;: &quot;&quot;&quot;; [.H29]; &quot;&quot;&quot;&quot;); &quot;&quot;); &quot; },&quot;)" office:value-type="string" office:string-value="        { &quot;key&quot;: &quot;handrail:left&quot;, &quot;object_types&quot;: [&quot;node&quot;,&quot;way&quot;,&quot;area&quot;,&quot;relation&quot;], &quot;description&quot;: &quot;Displaying playground equipment details&quot; }," calcext:value-type="string">
            <text:p><text:s text:c="8"/>{ "key": "handrail:left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handrail:right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30]; IF([.B30]&lt;&gt;&quot;&quot;; CONCATENATE(&quot;&quot;&quot;, &quot;&quot;value&quot;&quot;: &quot;&quot;&quot;; [.B30]); &quot;&quot;); &quot;&quot;&quot;, &quot;&quot;object_types&quot;&quot;: [&quot;; IF([.C30]=&quot;x&quot;;&quot;&quot;&quot;node&quot;&quot;&quot;;&quot;&quot;); IF(AND([.C30]=&quot;x&quot;; COUNTIF([.D30:.F30];&quot;x&quot;) &gt; 0); &quot;,&quot;; &quot;&quot;); IF([.D30]=&quot;x&quot;;&quot;&quot;&quot;way&quot;&quot;&quot;;&quot;&quot;); IF(AND([.D30]=&quot;x&quot;; COUNTIF([.E30:.F30];&quot;x&quot;) &gt; 0); &quot;,&quot;; &quot;&quot;); IF([.E30]=&quot;x&quot;;&quot;&quot;&quot;area&quot;&quot;&quot;;&quot;&quot;); IF(AND([.E30]=&quot;x&quot;; [.F30]=&quot;x&quot;); &quot;,&quot;; &quot;&quot;); IF([.F30]=&quot;x&quot;;&quot;&quot;&quot;relation&quot;&quot;&quot;;&quot;&quot;); &quot;]&quot;; IF([.G30]&lt;&gt;&quot;&quot;; CONCATENATE(&quot;, &quot;&quot;icon_url&quot;&quot;: &quot;&quot;&quot;; [.G30]; &quot;&quot;&quot;&quot;); &quot;&quot;); IF([.H30]&lt;&gt;&quot;&quot;; CONCATENATE(&quot;, &quot;&quot;description&quot;&quot;: &quot;&quot;&quot;; [.H30]; &quot;&quot;&quot;&quot;); &quot;&quot;); &quot; },&quot;)" office:value-type="string" office:string-value="        { &quot;key&quot;: &quot;handrail:right&quot;, &quot;object_types&quot;: [&quot;node&quot;,&quot;way&quot;,&quot;area&quot;,&quot;relation&quot;], &quot;description&quot;: &quot;Displaying playground equipment details&quot; }," calcext:value-type="string">
            <text:p><text:s text:c="8"/>{ "key": "handrail:right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 and shadow calculation</text:p>
          </table:table-cell>
          <table:table-cell table:formula="of:=CONCATENATE(&quot;        { &quot;&quot;key&quot;&quot;: &quot;&quot;&quot;; [.A31]; IF([.B31]&lt;&gt;&quot;&quot;; CONCATENATE(&quot;&quot;&quot;, &quot;&quot;value&quot;&quot;: &quot;&quot;&quot;; [.B31]); &quot;&quot;); &quot;&quot;&quot;, &quot;&quot;object_types&quot;&quot;: [&quot;; IF([.C31]=&quot;x&quot;;&quot;&quot;&quot;node&quot;&quot;&quot;;&quot;&quot;); IF(AND([.C31]=&quot;x&quot;; COUNTIF([.D31:.F31];&quot;x&quot;) &gt; 0); &quot;,&quot;; &quot;&quot;); IF([.D31]=&quot;x&quot;;&quot;&quot;&quot;way&quot;&quot;&quot;;&quot;&quot;); IF(AND([.D31]=&quot;x&quot;; COUNTIF([.E31:.F31];&quot;x&quot;) &gt; 0); &quot;,&quot;; &quot;&quot;); IF([.E31]=&quot;x&quot;;&quot;&quot;&quot;area&quot;&quot;&quot;;&quot;&quot;); IF(AND([.E31]=&quot;x&quot;; [.F31]=&quot;x&quot;); &quot;,&quot;; &quot;&quot;); IF([.F31]=&quot;x&quot;;&quot;&quot;&quot;relation&quot;&quot;&quot;;&quot;&quot;); &quot;]&quot;; IF([.G31]&lt;&gt;&quot;&quot;; CONCATENATE(&quot;, &quot;&quot;icon_url&quot;&quot;: &quot;&quot;&quot;; [.G31]; &quot;&quot;&quot;&quot;); &quot;&quot;); IF([.H31]&lt;&gt;&quot;&quot;; CONCATENATE(&quot;, &quot;&quot;description&quot;&quot;: &quot;&quot;&quot;; [.H31]; &quot;&quot;&quot;&quot;); &quot;&quot;); &quot; },&quot;)" office:value-type="string" office:string-value="        { &quot;key&quot;: &quot;height&quot;, &quot;object_types&quot;: [&quot;node&quot;,&quot;way&quot;,&quot;area&quot;,&quot;relation&quot;], &quot;description&quot;: &quot;Displaying playground equipment details and shadow calculation&quot; }," calcext:value-type="string">
            <text:p><text:s text:c="8"/>{ "key": "height", "object_types": ["node","way","area","relation"], "description": "Displaying playground equipment details and shadow calculation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enerating location characteristics of playgrounds</text:p>
          </table:table-cell>
          <table:table-cell table:formula="of:=CONCATENATE(&quot;        { &quot;&quot;key&quot;&quot;: &quot;&quot;&quot;; [.A32]; IF([.B32]&lt;&gt;&quot;&quot;; CONCATENATE(&quot;&quot;&quot;, &quot;&quot;value&quot;&quot;: &quot;&quot;&quot;; [.B32]); &quot;&quot;); &quot;&quot;&quot;, &quot;&quot;object_types&quot;&quot;: [&quot;; IF([.C32]=&quot;x&quot;;&quot;&quot;&quot;node&quot;&quot;&quot;;&quot;&quot;); IF(AND([.C32]=&quot;x&quot;; COUNTIF([.D32:.F32];&quot;x&quot;) &gt; 0); &quot;,&quot;; &quot;&quot;); IF([.D32]=&quot;x&quot;;&quot;&quot;&quot;way&quot;&quot;&quot;;&quot;&quot;); IF(AND([.D32]=&quot;x&quot;; COUNTIF([.E32:.F32];&quot;x&quot;) &gt; 0); &quot;,&quot;; &quot;&quot;); IF([.E32]=&quot;x&quot;;&quot;&quot;&quot;area&quot;&quot;&quot;;&quot;&quot;); IF(AND([.E32]=&quot;x&quot;; [.F32]=&quot;x&quot;); &quot;,&quot;; &quot;&quot;); IF([.F32]=&quot;x&quot;;&quot;&quot;&quot;relation&quot;&quot;&quot;;&quot;&quot;); &quot;]&quot;; IF([.G32]&lt;&gt;&quot;&quot;; CONCATENATE(&quot;, &quot;&quot;icon_url&quot;&quot;: &quot;&quot;&quot;; [.G32]; &quot;&quot;&quot;&quot;); &quot;&quot;); IF([.H32]&lt;&gt;&quot;&quot;; CONCATENATE(&quot;, &quot;&quot;description&quot;&quot;: &quot;&quot;&quot;; [.H32]; &quot;&quot;&quot;&quot;); &quot;&quot;); &quot; },&quot;)" office:value-type="string" office:string-value="        { &quot;key&quot;: &quot;highway&quot;, &quot;object_types&quot;: [&quot;way&quot;], &quot;description&quot;: &quot;Generating location characteristics of playgrounds&quot; }," calcext:value-type="string">
            <text:p><text:s text:c="8"/>{ "key": "highway", "object_types": ["way"], "description": "Generating location characteristics of playgrounds" },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Presentation of images/image galleries of playgrounds</text:p>
          </table:table-cell>
          <table:table-cell table:formula="of:=CONCATENATE(&quot;        { &quot;&quot;key&quot;&quot;: &quot;&quot;&quot;; [.A33]; IF([.B33]&lt;&gt;&quot;&quot;; CONCATENATE(&quot;&quot;&quot;, &quot;&quot;value&quot;&quot;: &quot;&quot;&quot;; [.B33]); &quot;&quot;); &quot;&quot;&quot;, &quot;&quot;object_types&quot;&quot;: [&quot;; IF([.C33]=&quot;x&quot;;&quot;&quot;&quot;node&quot;&quot;&quot;;&quot;&quot;); IF(AND([.C33]=&quot;x&quot;; COUNTIF([.D33:.F33];&quot;x&quot;) &gt; 0); &quot;,&quot;; &quot;&quot;); IF([.D33]=&quot;x&quot;;&quot;&quot;&quot;way&quot;&quot;&quot;;&quot;&quot;); IF(AND([.D33]=&quot;x&quot;; COUNTIF([.E33:.F33];&quot;x&quot;) &gt; 0); &quot;,&quot;; &quot;&quot;); IF([.E33]=&quot;x&quot;;&quot;&quot;&quot;area&quot;&quot;&quot;;&quot;&quot;); IF(AND([.E33]=&quot;x&quot;; [.F33]=&quot;x&quot;); &quot;,&quot;; &quot;&quot;); IF([.F33]=&quot;x&quot;;&quot;&quot;&quot;relation&quot;&quot;&quot;;&quot;&quot;); &quot;]&quot;; IF([.G33]&lt;&gt;&quot;&quot;; CONCATENATE(&quot;, &quot;&quot;icon_url&quot;&quot;: &quot;&quot;&quot;; [.G33]; &quot;&quot;&quot;&quot;); &quot;&quot;); IF([.H33]&lt;&gt;&quot;&quot;; CONCATENATE(&quot;, &quot;&quot;description&quot;&quot;: &quot;&quot;&quot;; [.H33]; &quot;&quot;&quot;&quot;); &quot;&quot;); &quot; },&quot;)" office:value-type="string" office:string-value="        { &quot;key&quot;: &quot;image&quot;, &quot;object_types&quot;: [&quot;node&quot;,&quot;way&quot;,&quot;area&quot;,&quot;relation&quot;], &quot;description&quot;: &quot;Presentation of images/image galleries of playgrounds&quot; }," calcext:value-type="string">
            <text:p><text:s text:c="8"/>{ "key": "image", "object_types": ["node","way","area","relation"], "description": "Presentation of images/image galleries of playgrounds" },</text:p>
          </table:table-cell>
        </table:table-row>
        <table:table-row table:style-name="ro1">
          <table:table-cell office:value-type="string" calcext:value-type="string">
            <text:p>inclin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34]; IF([.B34]&lt;&gt;&quot;&quot;; CONCATENATE(&quot;&quot;&quot;, &quot;&quot;value&quot;&quot;: &quot;&quot;&quot;; [.B34]); &quot;&quot;); &quot;&quot;&quot;, &quot;&quot;object_types&quot;&quot;: [&quot;; IF([.C34]=&quot;x&quot;;&quot;&quot;&quot;node&quot;&quot;&quot;;&quot;&quot;); IF(AND([.C34]=&quot;x&quot;; COUNTIF([.D34:.F34];&quot;x&quot;) &gt; 0); &quot;,&quot;; &quot;&quot;); IF([.D34]=&quot;x&quot;;&quot;&quot;&quot;way&quot;&quot;&quot;;&quot;&quot;); IF(AND([.D34]=&quot;x&quot;; COUNTIF([.E34:.F34];&quot;x&quot;) &gt; 0); &quot;,&quot;; &quot;&quot;); IF([.E34]=&quot;x&quot;;&quot;&quot;&quot;area&quot;&quot;&quot;;&quot;&quot;); IF(AND([.E34]=&quot;x&quot;; [.F34]=&quot;x&quot;); &quot;,&quot;; &quot;&quot;); IF([.F34]=&quot;x&quot;;&quot;&quot;&quot;relation&quot;&quot;&quot;;&quot;&quot;); &quot;]&quot;; IF([.G34]&lt;&gt;&quot;&quot;; CONCATENATE(&quot;, &quot;&quot;icon_url&quot;&quot;: &quot;&quot;&quot;; [.G34]; &quot;&quot;&quot;&quot;); &quot;&quot;); IF([.H34]&lt;&gt;&quot;&quot;; CONCATENATE(&quot;, &quot;&quot;description&quot;&quot;: &quot;&quot;&quot;; [.H34]; &quot;&quot;&quot;&quot;); &quot;&quot;); &quot; },&quot;)" office:value-type="string" office:string-value="        { &quot;key&quot;: &quot;incline&quot;, &quot;object_types&quot;: [&quot;node&quot;,&quot;way&quot;,&quot;area&quot;,&quot;relation&quot;], &quot;description&quot;: &quot;Displaying playground equipment details&quot; }," calcext:value-type="string">
            <text:p><text:s text:c="8"/>{ "key": "incline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tre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35]; IF([.B35]&lt;&gt;&quot;&quot;; CONCATENATE(&quot;&quot;&quot;, &quot;&quot;value&quot;&quot;: &quot;&quot;&quot;; [.B35]); &quot;&quot;); &quot;&quot;&quot;, &quot;&quot;object_types&quot;&quot;: [&quot;; IF([.C35]=&quot;x&quot;;&quot;&quot;&quot;node&quot;&quot;&quot;;&quot;&quot;); IF(AND([.C35]=&quot;x&quot;; COUNTIF([.D35:.F35];&quot;x&quot;) &gt; 0); &quot;,&quot;; &quot;&quot;); IF([.D35]=&quot;x&quot;;&quot;&quot;&quot;way&quot;&quot;&quot;;&quot;&quot;); IF(AND([.D35]=&quot;x&quot;; COUNTIF([.E35:.F35];&quot;x&quot;) &gt; 0); &quot;,&quot;; &quot;&quot;); IF([.E35]=&quot;x&quot;;&quot;&quot;&quot;area&quot;&quot;&quot;;&quot;&quot;); IF(AND([.E35]=&quot;x&quot;; [.F35]=&quot;x&quot;); &quot;,&quot;; &quot;&quot;); IF([.F35]=&quot;x&quot;;&quot;&quot;&quot;relation&quot;&quot;&quot;;&quot;&quot;); &quot;]&quot;; IF([.G35]&lt;&gt;&quot;&quot;; CONCATENATE(&quot;, &quot;&quot;icon_url&quot;&quot;: &quot;&quot;&quot;; [.G35]; &quot;&quot;&quot;&quot;); &quot;&quot;); IF([.H35]&lt;&gt;&quot;&quot;; CONCATENATE(&quot;, &quot;&quot;description&quot;&quot;: &quot;&quot;&quot;; [.H35]; &quot;&quot;&quot;&quot;); &quot;&quot;); &quot; },&quot;)" office:value-type="string" office:string-value="        { &quot;key&quot;: &quot;landcover&quot;, &quot;value&quot;: &quot;trees&quot;, &quot;object_types&quot;: [&quot;area&quot;,&quot;relation&quot;], &quot;description&quot;: &quot;Shadow calculation&quot; }," calcext:value-type="string">
            <text:p><text:s text:c="8"/>{ "key": "landcover", "value": "trees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36]; IF([.B36]&lt;&gt;&quot;&quot;; CONCATENATE(&quot;&quot;&quot;, &quot;&quot;value&quot;&quot;: &quot;&quot;&quot;; [.B36]); &quot;&quot;); &quot;&quot;&quot;, &quot;&quot;object_types&quot;&quot;: [&quot;; IF([.C36]=&quot;x&quot;;&quot;&quot;&quot;node&quot;&quot;&quot;;&quot;&quot;); IF(AND([.C36]=&quot;x&quot;; COUNTIF([.D36:.F36];&quot;x&quot;) &gt; 0); &quot;,&quot;; &quot;&quot;); IF([.D36]=&quot;x&quot;;&quot;&quot;&quot;way&quot;&quot;&quot;;&quot;&quot;); IF(AND([.D36]=&quot;x&quot;; COUNTIF([.E36:.F36];&quot;x&quot;) &gt; 0); &quot;,&quot;; &quot;&quot;); IF([.E36]=&quot;x&quot;;&quot;&quot;&quot;area&quot;&quot;&quot;;&quot;&quot;); IF(AND([.E36]=&quot;x&quot;; [.F36]=&quot;x&quot;); &quot;,&quot;; &quot;&quot;); IF([.F36]=&quot;x&quot;;&quot;&quot;&quot;relation&quot;&quot;&quot;;&quot;&quot;); &quot;]&quot;; IF([.G36]&lt;&gt;&quot;&quot;; CONCATENATE(&quot;, &quot;&quot;icon_url&quot;&quot;: &quot;&quot;&quot;; [.G36]; &quot;&quot;&quot;&quot;); &quot;&quot;); IF([.H36]&lt;&gt;&quot;&quot;; CONCATENATE(&quot;, &quot;&quot;description&quot;&quot;: &quot;&quot;&quot;; [.H36]; &quot;&quot;&quot;&quot;); &quot;&quot;); &quot; },&quot;)" office:value-type="string" office:string-value="        { &quot;key&quot;: &quot;landuse&quot;, &quot;value&quot;: &quot;forest&quot;, &quot;object_types&quot;: [&quot;area&quot;,&quot;relation&quot;], &quot;description&quot;: &quot;Shadow calculation&quot; }," calcext:value-type="string">
            <text:p><text:s text:c="8"/>{ "key": "landuse", "value": "forest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37]; IF([.B37]&lt;&gt;&quot;&quot;; CONCATENATE(&quot;&quot;&quot;, &quot;&quot;value&quot;&quot;: &quot;&quot;&quot;; [.B37]); &quot;&quot;); &quot;&quot;&quot;, &quot;&quot;object_types&quot;&quot;: [&quot;; IF([.C37]=&quot;x&quot;;&quot;&quot;&quot;node&quot;&quot;&quot;;&quot;&quot;); IF(AND([.C37]=&quot;x&quot;; COUNTIF([.D37:.F37];&quot;x&quot;) &gt; 0); &quot;,&quot;; &quot;&quot;); IF([.D37]=&quot;x&quot;;&quot;&quot;&quot;way&quot;&quot;&quot;;&quot;&quot;); IF(AND([.D37]=&quot;x&quot;; COUNTIF([.E37:.F37];&quot;x&quot;) &gt; 0); &quot;,&quot;; &quot;&quot;); IF([.E37]=&quot;x&quot;;&quot;&quot;&quot;area&quot;&quot;&quot;;&quot;&quot;); IF(AND([.E37]=&quot;x&quot;; [.F37]=&quot;x&quot;); &quot;,&quot;; &quot;&quot;); IF([.F37]=&quot;x&quot;;&quot;&quot;&quot;relation&quot;&quot;&quot;;&quot;&quot;); &quot;]&quot;; IF([.G37]&lt;&gt;&quot;&quot;; CONCATENATE(&quot;, &quot;&quot;icon_url&quot;&quot;: &quot;&quot;&quot;; [.G37]; &quot;&quot;&quot;&quot;); &quot;&quot;); IF([.H37]&lt;&gt;&quot;&quot;; CONCATENATE(&quot;, &quot;&quot;description&quot;&quot;: &quot;&quot;&quot;; [.H37]; &quot;&quot;&quot;&quot;); &quot;&quot;); &quot; },&quot;)" office:value-type="string" office:string-value="        { &quot;key&quot;: &quot;leaf_type&quot;, &quot;object_types&quot;: [&quot;node&quot;,&quot;way&quot;,&quot;area&quot;,&quot;relation&quot;], &quot;description&quot;: &quot;Displaying details of features on playgrounds&quot; }," calcext:value-type="string">
            <text:p><text:s text:c="8"/>{ "key": "leaf_type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 and generating location characteristics of playgrounds</text:p>
          </table:table-cell>
          <table:table-cell table:formula="of:=CONCATENATE(&quot;        { &quot;&quot;key&quot;&quot;: &quot;&quot;&quot;; [.A38]; IF([.B38]&lt;&gt;&quot;&quot;; CONCATENATE(&quot;&quot;&quot;, &quot;&quot;value&quot;&quot;: &quot;&quot;&quot;; [.B38]); &quot;&quot;); &quot;&quot;&quot;, &quot;&quot;object_types&quot;&quot;: [&quot;; IF([.C38]=&quot;x&quot;;&quot;&quot;&quot;node&quot;&quot;&quot;;&quot;&quot;); IF(AND([.C38]=&quot;x&quot;; COUNTIF([.D38:.F38];&quot;x&quot;) &gt; 0); &quot;,&quot;; &quot;&quot;); IF([.D38]=&quot;x&quot;;&quot;&quot;&quot;way&quot;&quot;&quot;;&quot;&quot;); IF(AND([.D38]=&quot;x&quot;; COUNTIF([.E38:.F38];&quot;x&quot;) &gt; 0); &quot;,&quot;; &quot;&quot;); IF([.E38]=&quot;x&quot;;&quot;&quot;&quot;area&quot;&quot;&quot;;&quot;&quot;); IF(AND([.E38]=&quot;x&quot;; [.F38]=&quot;x&quot;); &quot;,&quot;; &quot;&quot;); IF([.F38]=&quot;x&quot;;&quot;&quot;&quot;relation&quot;&quot;&quot;;&quot;&quot;); &quot;]&quot;; IF([.G38]&lt;&gt;&quot;&quot;; CONCATENATE(&quot;, &quot;&quot;icon_url&quot;&quot;: &quot;&quot;&quot;; [.G38]; &quot;&quot;&quot;&quot;); &quot;&quot;); IF([.H38]&lt;&gt;&quot;&quot;; CONCATENATE(&quot;, &quot;&quot;description&quot;&quot;: &quot;&quot;&quot;; [.H38]; &quot;&quot;&quot;&quot;); &quot;&quot;); &quot; },&quot;)" office:value-type="string" office:string-value="        { &quot;key&quot;: &quot;leisure&quot;, &quot;object_types&quot;: [&quot;node&quot;,&quot;way&quot;,&quot;area&quot;,&quot;relation&quot;], &quot;description&quot;: &quot;Displaying features on playgrounds and generating location characteristics of playgrounds&quot; }," calcext:value-type="string">
            <text:p><text:s text:c="8"/>{ "key": "leisure", "object_types": ["node","way","area","relation"], "description": "Displaying features on playgrounds and generating location characteristics of playgrounds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cnic_tabl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39]; IF([.B39]&lt;&gt;&quot;&quot;; CONCATENATE(&quot;&quot;&quot;, &quot;&quot;value&quot;&quot;: &quot;&quot;&quot;; [.B39]); &quot;&quot;); &quot;&quot;&quot;, &quot;&quot;object_types&quot;&quot;: [&quot;; IF([.C39]=&quot;x&quot;;&quot;&quot;&quot;node&quot;&quot;&quot;;&quot;&quot;); IF(AND([.C39]=&quot;x&quot;; COUNTIF([.D39:.F39];&quot;x&quot;) &gt; 0); &quot;,&quot;; &quot;&quot;); IF([.D39]=&quot;x&quot;;&quot;&quot;&quot;way&quot;&quot;&quot;;&quot;&quot;); IF(AND([.D39]=&quot;x&quot;; COUNTIF([.E39:.F39];&quot;x&quot;) &gt; 0); &quot;,&quot;; &quot;&quot;); IF([.E39]=&quot;x&quot;;&quot;&quot;&quot;area&quot;&quot;&quot;;&quot;&quot;); IF(AND([.E39]=&quot;x&quot;; [.F39]=&quot;x&quot;); &quot;,&quot;; &quot;&quot;); IF([.F39]=&quot;x&quot;;&quot;&quot;&quot;relation&quot;&quot;&quot;;&quot;&quot;); &quot;]&quot;; IF([.G39]&lt;&gt;&quot;&quot;; CONCATENATE(&quot;, &quot;&quot;icon_url&quot;&quot;: &quot;&quot;&quot;; [.G39]; &quot;&quot;&quot;&quot;); &quot;&quot;); IF([.H39]&lt;&gt;&quot;&quot;; CONCATENATE(&quot;, &quot;&quot;description&quot;&quot;: &quot;&quot;&quot;; [.H39]; &quot;&quot;&quot;&quot;); &quot;&quot;); &quot; },&quot;)" office:value-type="string" office:string-value="        { &quot;key&quot;: &quot;leisure&quot;, &quot;value&quot;: &quot;picnic_table&quot;, &quot;object_types&quot;: [&quot;node&quot;,&quot;way&quot;,&quot;area&quot;,&quot;relation&quot;], &quot;description&quot;: &quot;Displaying features on playgrounds&quot; }," calcext:value-type="string">
            <text:p><text:s text:c="8"/>{ "key": "leisure", "value": "picnic_table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40]; IF([.B40]&lt;&gt;&quot;&quot;; CONCATENATE(&quot;&quot;&quot;, &quot;&quot;value&quot;&quot;: &quot;&quot;&quot;; [.B40]); &quot;&quot;); &quot;&quot;&quot;, &quot;&quot;object_types&quot;&quot;: [&quot;; IF([.C40]=&quot;x&quot;;&quot;&quot;&quot;node&quot;&quot;&quot;;&quot;&quot;); IF(AND([.C40]=&quot;x&quot;; COUNTIF([.D40:.F40];&quot;x&quot;) &gt; 0); &quot;,&quot;; &quot;&quot;); IF([.D40]=&quot;x&quot;;&quot;&quot;&quot;way&quot;&quot;&quot;;&quot;&quot;); IF(AND([.D40]=&quot;x&quot;; COUNTIF([.E40:.F40];&quot;x&quot;) &gt; 0); &quot;,&quot;; &quot;&quot;); IF([.E40]=&quot;x&quot;;&quot;&quot;&quot;area&quot;&quot;&quot;;&quot;&quot;); IF(AND([.E40]=&quot;x&quot;; [.F40]=&quot;x&quot;); &quot;,&quot;; &quot;&quot;); IF([.F40]=&quot;x&quot;;&quot;&quot;&quot;relation&quot;&quot;&quot;;&quot;&quot;); &quot;]&quot;; IF([.G40]&lt;&gt;&quot;&quot;; CONCATENATE(&quot;, &quot;&quot;icon_url&quot;&quot;: &quot;&quot;&quot;; [.G40]; &quot;&quot;&quot;&quot;); &quot;&quot;); IF([.H40]&lt;&gt;&quot;&quot;; CONCATENATE(&quot;, &quot;&quot;description&quot;&quot;: &quot;&quot;&quot;; [.H40]; &quot;&quot;&quot;&quot;); &quot;&quot;); &quot; },&quot;)" office:value-type="string" office:string-value="        { &quot;key&quot;: &quot;leisure&quot;, &quot;value&quot;: &quot;pitch&quot;, &quot;object_types&quot;: [&quot;node&quot;,&quot;way&quot;,&quot;area&quot;,&quot;relation&quot;], &quot;description&quot;: &quot;Displaying features on playgrounds&quot; }," calcext:value-type="string">
            <text:p><text:s text:c="8"/>{ "key": "leisure", "value": "pitch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loc_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the name of playgrounds</text:p>
          </table:table-cell>
          <table:table-cell table:formula="of:=CONCATENATE(&quot;        { &quot;&quot;key&quot;&quot;: &quot;&quot;&quot;; [.A41]; IF([.B41]&lt;&gt;&quot;&quot;; CONCATENATE(&quot;&quot;&quot;, &quot;&quot;value&quot;&quot;: &quot;&quot;&quot;; [.B41]); &quot;&quot;); &quot;&quot;&quot;, &quot;&quot;object_types&quot;&quot;: [&quot;; IF([.C41]=&quot;x&quot;;&quot;&quot;&quot;node&quot;&quot;&quot;;&quot;&quot;); IF(AND([.C41]=&quot;x&quot;; COUNTIF([.D41:.F41];&quot;x&quot;) &gt; 0); &quot;,&quot;; &quot;&quot;); IF([.D41]=&quot;x&quot;;&quot;&quot;&quot;way&quot;&quot;&quot;;&quot;&quot;); IF(AND([.D41]=&quot;x&quot;; COUNTIF([.E41:.F41];&quot;x&quot;) &gt; 0); &quot;,&quot;; &quot;&quot;); IF([.E41]=&quot;x&quot;;&quot;&quot;&quot;area&quot;&quot;&quot;;&quot;&quot;); IF(AND([.E41]=&quot;x&quot;; [.F41]=&quot;x&quot;); &quot;,&quot;; &quot;&quot;); IF([.F41]=&quot;x&quot;;&quot;&quot;&quot;relation&quot;&quot;&quot;;&quot;&quot;); &quot;]&quot;; IF([.G41]&lt;&gt;&quot;&quot;; CONCATENATE(&quot;, &quot;&quot;icon_url&quot;&quot;: &quot;&quot;&quot;; [.G41]; &quot;&quot;&quot;&quot;); &quot;&quot;); IF([.H41]&lt;&gt;&quot;&quot;; CONCATENATE(&quot;, &quot;&quot;description&quot;&quot;: &quot;&quot;&quot;; [.H41]; &quot;&quot;&quot;&quot;); &quot;&quot;); &quot; },&quot;)" office:value-type="string" office:string-value="        { &quot;key&quot;: &quot;loc_name&quot;, &quot;object_types&quot;: [&quot;node&quot;,&quot;way&quot;,&quot;area&quot;,&quot;relation&quot;], &quot;description&quot;: &quot;Displaying the name of playgrounds&quot; }," calcext:value-type="string">
            <text:p><text:s text:c="8"/>{ "key": "loc_name", "object_types": ["node","way","area","relation"], "description": "Displaying the name of playgrounds" },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6"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42]; IF([.B42]&lt;&gt;&quot;&quot;; CONCATENATE(&quot;&quot;&quot;, &quot;&quot;value&quot;&quot;: &quot;&quot;&quot;; [.B42]); &quot;&quot;); &quot;&quot;&quot;, &quot;&quot;object_types&quot;&quot;: [&quot;; IF([.C42]=&quot;x&quot;;&quot;&quot;&quot;node&quot;&quot;&quot;;&quot;&quot;); IF(AND([.C42]=&quot;x&quot;; COUNTIF([.D42:.F42];&quot;x&quot;) &gt; 0); &quot;,&quot;; &quot;&quot;); IF([.D42]=&quot;x&quot;;&quot;&quot;&quot;way&quot;&quot;&quot;;&quot;&quot;); IF(AND([.D42]=&quot;x&quot;; COUNTIF([.E42:.F42];&quot;x&quot;) &gt; 0); &quot;,&quot;; &quot;&quot;); IF([.E42]=&quot;x&quot;;&quot;&quot;&quot;area&quot;&quot;&quot;;&quot;&quot;); IF(AND([.E42]=&quot;x&quot;; [.F42]=&quot;x&quot;); &quot;,&quot;; &quot;&quot;); IF([.F42]=&quot;x&quot;;&quot;&quot;&quot;relation&quot;&quot;&quot;;&quot;&quot;); &quot;]&quot;; IF([.G42]&lt;&gt;&quot;&quot;; CONCATENATE(&quot;, &quot;&quot;icon_url&quot;&quot;: &quot;&quot;&quot;; [.G42]; &quot;&quot;&quot;&quot;); &quot;&quot;); IF([.H42]&lt;&gt;&quot;&quot;; CONCATENATE(&quot;, &quot;&quot;description&quot;&quot;: &quot;&quot;&quot;; [.H42]; &quot;&quot;&quot;&quot;); &quot;&quot;); &quot; },&quot;)" office:value-type="string" office:string-value="        { &quot;key&quot;: &quot;material&quot;, &quot;object_types&quot;: [], &quot;description&quot;: &quot;Displaying playground equipment details&quot; }," calcext:value-type="string">
            <text:p><text:s text:c="8"/>{ "key": "material", "object_types": [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the name of playgrounds</text:p>
          </table:table-cell>
          <table:table-cell table:formula="of:=CONCATENATE(&quot;        { &quot;&quot;key&quot;&quot;: &quot;&quot;&quot;; [.A43]; IF([.B43]&lt;&gt;&quot;&quot;; CONCATENATE(&quot;&quot;&quot;, &quot;&quot;value&quot;&quot;: &quot;&quot;&quot;; [.B43]); &quot;&quot;); &quot;&quot;&quot;, &quot;&quot;object_types&quot;&quot;: [&quot;; IF([.C43]=&quot;x&quot;;&quot;&quot;&quot;node&quot;&quot;&quot;;&quot;&quot;); IF(AND([.C43]=&quot;x&quot;; COUNTIF([.D43:.F43];&quot;x&quot;) &gt; 0); &quot;,&quot;; &quot;&quot;); IF([.D43]=&quot;x&quot;;&quot;&quot;&quot;way&quot;&quot;&quot;;&quot;&quot;); IF(AND([.D43]=&quot;x&quot;; COUNTIF([.E43:.F43];&quot;x&quot;) &gt; 0); &quot;,&quot;; &quot;&quot;); IF([.E43]=&quot;x&quot;;&quot;&quot;&quot;area&quot;&quot;&quot;;&quot;&quot;); IF(AND([.E43]=&quot;x&quot;; [.F43]=&quot;x&quot;); &quot;,&quot;; &quot;&quot;); IF([.F43]=&quot;x&quot;;&quot;&quot;&quot;relation&quot;&quot;&quot;;&quot;&quot;); &quot;]&quot;; IF([.G43]&lt;&gt;&quot;&quot;; CONCATENATE(&quot;, &quot;&quot;icon_url&quot;&quot;: &quot;&quot;&quot;; [.G43]; &quot;&quot;&quot;&quot;); &quot;&quot;); IF([.H43]&lt;&gt;&quot;&quot;; CONCATENATE(&quot;, &quot;&quot;description&quot;&quot;: &quot;&quot;&quot;; [.H43]; &quot;&quot;&quot;&quot;); &quot;&quot;); &quot; },&quot;)" office:value-type="string" office:string-value="        { &quot;key&quot;: &quot;name&quot;, &quot;object_types&quot;: [&quot;node&quot;,&quot;way&quot;,&quot;area&quot;,&quot;relation&quot;], &quot;description&quot;: &quot;Displaying the name of playgrounds&quot; }," calcext:value-type="string">
            <text:p><text:s text:c="8"/>{ "key": "name", "object_types": ["node","way","area","relation"], "description": "Displaying the name of playgrounds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hrub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 and shadow calculation</text:p>
          </table:table-cell>
          <table:table-cell table:formula="of:=CONCATENATE(&quot;        { &quot;&quot;key&quot;&quot;: &quot;&quot;&quot;; [.A44]; IF([.B44]&lt;&gt;&quot;&quot;; CONCATENATE(&quot;&quot;&quot;, &quot;&quot;value&quot;&quot;: &quot;&quot;&quot;; [.B44]); &quot;&quot;); &quot;&quot;&quot;, &quot;&quot;object_types&quot;&quot;: [&quot;; IF([.C44]=&quot;x&quot;;&quot;&quot;&quot;node&quot;&quot;&quot;;&quot;&quot;); IF(AND([.C44]=&quot;x&quot;; COUNTIF([.D44:.F44];&quot;x&quot;) &gt; 0); &quot;,&quot;; &quot;&quot;); IF([.D44]=&quot;x&quot;;&quot;&quot;&quot;way&quot;&quot;&quot;;&quot;&quot;); IF(AND([.D44]=&quot;x&quot;; COUNTIF([.E44:.F44];&quot;x&quot;) &gt; 0); &quot;,&quot;; &quot;&quot;); IF([.E44]=&quot;x&quot;;&quot;&quot;&quot;area&quot;&quot;&quot;;&quot;&quot;); IF(AND([.E44]=&quot;x&quot;; [.F44]=&quot;x&quot;); &quot;,&quot;; &quot;&quot;); IF([.F44]=&quot;x&quot;;&quot;&quot;&quot;relation&quot;&quot;&quot;;&quot;&quot;); &quot;]&quot;; IF([.G44]&lt;&gt;&quot;&quot;; CONCATENATE(&quot;, &quot;&quot;icon_url&quot;&quot;: &quot;&quot;&quot;; [.G44]; &quot;&quot;&quot;&quot;); &quot;&quot;); IF([.H44]&lt;&gt;&quot;&quot;; CONCATENATE(&quot;, &quot;&quot;description&quot;&quot;: &quot;&quot;&quot;; [.H44]; &quot;&quot;&quot;&quot;); &quot;&quot;); &quot; },&quot;)" office:value-type="string" office:string-value="        { &quot;key&quot;: &quot;natural&quot;, &quot;value&quot;: &quot;shrub&quot;, &quot;object_types&quot;: [&quot;node&quot;,&quot;way&quot;,&quot;area&quot;,&quot;relation&quot;], &quot;description&quot;: &quot;Displaying features on playgrounds and shadow calculation&quot; }," calcext:value-type="string">
            <text:p><text:s text:c="8"/>{ "key": "natural", "value": "shrub", "object_types": ["node","way","area","relation"], "description": "Displaying features on playgrounds and shadow calculation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 and shadow calculation</text:p>
          </table:table-cell>
          <table:table-cell table:formula="of:=CONCATENATE(&quot;        { &quot;&quot;key&quot;&quot;: &quot;&quot;&quot;; [.A45]; IF([.B45]&lt;&gt;&quot;&quot;; CONCATENATE(&quot;&quot;&quot;, &quot;&quot;value&quot;&quot;: &quot;&quot;&quot;; [.B45]); &quot;&quot;); &quot;&quot;&quot;, &quot;&quot;object_types&quot;&quot;: [&quot;; IF([.C45]=&quot;x&quot;;&quot;&quot;&quot;node&quot;&quot;&quot;;&quot;&quot;); IF(AND([.C45]=&quot;x&quot;; COUNTIF([.D45:.F45];&quot;x&quot;) &gt; 0); &quot;,&quot;; &quot;&quot;); IF([.D45]=&quot;x&quot;;&quot;&quot;&quot;way&quot;&quot;&quot;;&quot;&quot;); IF(AND([.D45]=&quot;x&quot;; COUNTIF([.E45:.F45];&quot;x&quot;) &gt; 0); &quot;,&quot;; &quot;&quot;); IF([.E45]=&quot;x&quot;;&quot;&quot;&quot;area&quot;&quot;&quot;;&quot;&quot;); IF(AND([.E45]=&quot;x&quot;; [.F45]=&quot;x&quot;); &quot;,&quot;; &quot;&quot;); IF([.F45]=&quot;x&quot;;&quot;&quot;&quot;relation&quot;&quot;&quot;;&quot;&quot;); &quot;]&quot;; IF([.G45]&lt;&gt;&quot;&quot;; CONCATENATE(&quot;, &quot;&quot;icon_url&quot;&quot;: &quot;&quot;&quot;; [.G45]; &quot;&quot;&quot;&quot;); &quot;&quot;); IF([.H45]&lt;&gt;&quot;&quot;; CONCATENATE(&quot;, &quot;&quot;description&quot;&quot;: &quot;&quot;&quot;; [.H45]; &quot;&quot;&quot;&quot;); &quot;&quot;); &quot; },&quot;)" office:value-type="string" office:string-value="        { &quot;key&quot;: &quot;natural&quot;, &quot;value&quot;: &quot;tree&quot;, &quot;object_types&quot;: [&quot;node&quot;,&quot;way&quot;,&quot;area&quot;,&quot;relation&quot;], &quot;description&quot;: &quot;Displaying features on playgrounds and shadow calculation&quot; }," calcext:value-type="string">
            <text:p><text:s text:c="8"/>{ "key": "natural", "value": "tree", "object_types": ["node","way","area","relation"], "description": "Displaying features on playgrounds and shadow calculation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adow calculation</text:p>
          </table:table-cell>
          <table:table-cell table:formula="of:=CONCATENATE(&quot;        { &quot;&quot;key&quot;&quot;: &quot;&quot;&quot;; [.A46]; IF([.B46]&lt;&gt;&quot;&quot;; CONCATENATE(&quot;&quot;&quot;, &quot;&quot;value&quot;&quot;: &quot;&quot;&quot;; [.B46]); &quot;&quot;); &quot;&quot;&quot;, &quot;&quot;object_types&quot;&quot;: [&quot;; IF([.C46]=&quot;x&quot;;&quot;&quot;&quot;node&quot;&quot;&quot;;&quot;&quot;); IF(AND([.C46]=&quot;x&quot;; COUNTIF([.D46:.F46];&quot;x&quot;) &gt; 0); &quot;,&quot;; &quot;&quot;); IF([.D46]=&quot;x&quot;;&quot;&quot;&quot;way&quot;&quot;&quot;;&quot;&quot;); IF(AND([.D46]=&quot;x&quot;; COUNTIF([.E46:.F46];&quot;x&quot;) &gt; 0); &quot;,&quot;; &quot;&quot;); IF([.E46]=&quot;x&quot;;&quot;&quot;&quot;area&quot;&quot;&quot;;&quot;&quot;); IF(AND([.E46]=&quot;x&quot;; [.F46]=&quot;x&quot;); &quot;,&quot;; &quot;&quot;); IF([.F46]=&quot;x&quot;;&quot;&quot;&quot;relation&quot;&quot;&quot;;&quot;&quot;); &quot;]&quot;; IF([.G46]&lt;&gt;&quot;&quot;; CONCATENATE(&quot;, &quot;&quot;icon_url&quot;&quot;: &quot;&quot;&quot;; [.G46]; &quot;&quot;&quot;&quot;); &quot;&quot;); IF([.H46]&lt;&gt;&quot;&quot;; CONCATENATE(&quot;, &quot;&quot;description&quot;&quot;: &quot;&quot;&quot;; [.H46]; &quot;&quot;&quot;&quot;); &quot;&quot;); &quot; },&quot;)" office:value-type="string" office:string-value="        { &quot;key&quot;: &quot;natural&quot;, &quot;value&quot;: &quot;wood&quot;, &quot;object_types&quot;: [&quot;area&quot;,&quot;relation&quot;], &quot;description&quot;: &quot;Shadow calculation&quot; }," calcext:value-type="string">
            <text:p><text:s text:c="8"/>{ "key": "natural", "value": "wood", "object_types": ["area","relation"], "description": "Shadow calculation" },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Generating additional comments/descriptions of playgrounds</text:p>
          </table:table-cell>
          <table:table-cell table:formula="of:=CONCATENATE(&quot;        { &quot;&quot;key&quot;&quot;: &quot;&quot;&quot;; [.A47]; IF([.B47]&lt;&gt;&quot;&quot;; CONCATENATE(&quot;&quot;&quot;, &quot;&quot;value&quot;&quot;: &quot;&quot;&quot;; [.B47]); &quot;&quot;); &quot;&quot;&quot;, &quot;&quot;object_types&quot;&quot;: [&quot;; IF([.C47]=&quot;x&quot;;&quot;&quot;&quot;node&quot;&quot;&quot;;&quot;&quot;); IF(AND([.C47]=&quot;x&quot;; COUNTIF([.D47:.F47];&quot;x&quot;) &gt; 0); &quot;,&quot;; &quot;&quot;); IF([.D47]=&quot;x&quot;;&quot;&quot;&quot;way&quot;&quot;&quot;;&quot;&quot;); IF(AND([.D47]=&quot;x&quot;; COUNTIF([.E47:.F47];&quot;x&quot;) &gt; 0); &quot;,&quot;; &quot;&quot;); IF([.E47]=&quot;x&quot;;&quot;&quot;&quot;area&quot;&quot;&quot;;&quot;&quot;); IF(AND([.E47]=&quot;x&quot;; [.F47]=&quot;x&quot;); &quot;,&quot;; &quot;&quot;); IF([.F47]=&quot;x&quot;;&quot;&quot;&quot;relation&quot;&quot;&quot;;&quot;&quot;); &quot;]&quot;; IF([.G47]&lt;&gt;&quot;&quot;; CONCATENATE(&quot;, &quot;&quot;icon_url&quot;&quot;: &quot;&quot;&quot;; [.G47]; &quot;&quot;&quot;&quot;); &quot;&quot;); IF([.H47]&lt;&gt;&quot;&quot;; CONCATENATE(&quot;, &quot;&quot;description&quot;&quot;: &quot;&quot;&quot;; [.H47]; &quot;&quot;&quot;&quot;); &quot;&quot;); &quot; },&quot;)" office:value-type="string" office:string-value="        { &quot;key&quot;: &quot;note&quot;, &quot;object_types&quot;: [&quot;node&quot;,&quot;way&quot;,&quot;area&quot;,&quot;relation&quot;], &quot;description&quot;: &quot;Generating additional comments/descriptions of playgrounds&quot; }," calcext:value-type="string">
            <text:p><text:s text:c="8"/>{ "key": "note", "object_types": ["node","way","area","relation"], "description": "Generating additional comments/descriptions of playgrounds" },</text:p>
          </table:table-cell>
        </table:table-row>
        <table:table-row table:style-name="ro1">
          <table:table-cell office:value-type="string" calcext:value-type="string">
            <text:p>official_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the name of playgrounds</text:p>
          </table:table-cell>
          <table:table-cell table:formula="of:=CONCATENATE(&quot;        { &quot;&quot;key&quot;&quot;: &quot;&quot;&quot;; [.A48]; IF([.B48]&lt;&gt;&quot;&quot;; CONCATENATE(&quot;&quot;&quot;, &quot;&quot;value&quot;&quot;: &quot;&quot;&quot;; [.B48]); &quot;&quot;); &quot;&quot;&quot;, &quot;&quot;object_types&quot;&quot;: [&quot;; IF([.C48]=&quot;x&quot;;&quot;&quot;&quot;node&quot;&quot;&quot;;&quot;&quot;); IF(AND([.C48]=&quot;x&quot;; COUNTIF([.D48:.F48];&quot;x&quot;) &gt; 0); &quot;,&quot;; &quot;&quot;); IF([.D48]=&quot;x&quot;;&quot;&quot;&quot;way&quot;&quot;&quot;;&quot;&quot;); IF(AND([.D48]=&quot;x&quot;; COUNTIF([.E48:.F48];&quot;x&quot;) &gt; 0); &quot;,&quot;; &quot;&quot;); IF([.E48]=&quot;x&quot;;&quot;&quot;&quot;area&quot;&quot;&quot;;&quot;&quot;); IF(AND([.E48]=&quot;x&quot;; [.F48]=&quot;x&quot;); &quot;,&quot;; &quot;&quot;); IF([.F48]=&quot;x&quot;;&quot;&quot;&quot;relation&quot;&quot;&quot;;&quot;&quot;); &quot;]&quot;; IF([.G48]&lt;&gt;&quot;&quot;; CONCATENATE(&quot;, &quot;&quot;icon_url&quot;&quot;: &quot;&quot;&quot;; [.G48]; &quot;&quot;&quot;&quot;); &quot;&quot;); IF([.H48]&lt;&gt;&quot;&quot;; CONCATENATE(&quot;, &quot;&quot;description&quot;&quot;: &quot;&quot;&quot;; [.H48]; &quot;&quot;&quot;&quot;); &quot;&quot;); &quot; },&quot;)" office:value-type="string" office:string-value="        { &quot;key&quot;: &quot;official_name&quot;, &quot;object_types&quot;: [&quot;node&quot;,&quot;way&quot;,&quot;area&quot;,&quot;relation&quot;], &quot;description&quot;: &quot;Displaying the name of playgrounds&quot; }," calcext:value-type="string">
            <text:p><text:s text:c="8"/>{ "key": "official_name", "object_types": ["node","way","area","relation"], "description": "Displaying the name of playgrounds" },</text:p>
          </table:table-cell>
        </table:table-row>
        <table:table-row table:style-name="ro1">
          <table:table-cell office:value-type="string" calcext:value-type="string">
            <text:p>old_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the name of playgrounds</text:p>
          </table:table-cell>
          <table:table-cell table:formula="of:=CONCATENATE(&quot;        { &quot;&quot;key&quot;&quot;: &quot;&quot;&quot;; [.A49]; IF([.B49]&lt;&gt;&quot;&quot;; CONCATENATE(&quot;&quot;&quot;, &quot;&quot;value&quot;&quot;: &quot;&quot;&quot;; [.B49]); &quot;&quot;); &quot;&quot;&quot;, &quot;&quot;object_types&quot;&quot;: [&quot;; IF([.C49]=&quot;x&quot;;&quot;&quot;&quot;node&quot;&quot;&quot;;&quot;&quot;); IF(AND([.C49]=&quot;x&quot;; COUNTIF([.D49:.F49];&quot;x&quot;) &gt; 0); &quot;,&quot;; &quot;&quot;); IF([.D49]=&quot;x&quot;;&quot;&quot;&quot;way&quot;&quot;&quot;;&quot;&quot;); IF(AND([.D49]=&quot;x&quot;; COUNTIF([.E49:.F49];&quot;x&quot;) &gt; 0); &quot;,&quot;; &quot;&quot;); IF([.E49]=&quot;x&quot;;&quot;&quot;&quot;area&quot;&quot;&quot;;&quot;&quot;); IF(AND([.E49]=&quot;x&quot;; [.F49]=&quot;x&quot;); &quot;,&quot;; &quot;&quot;); IF([.F49]=&quot;x&quot;;&quot;&quot;&quot;relation&quot;&quot;&quot;;&quot;&quot;); &quot;]&quot;; IF([.G49]&lt;&gt;&quot;&quot;; CONCATENATE(&quot;, &quot;&quot;icon_url&quot;&quot;: &quot;&quot;&quot;; [.G49]; &quot;&quot;&quot;&quot;); &quot;&quot;); IF([.H49]&lt;&gt;&quot;&quot;; CONCATENATE(&quot;, &quot;&quot;description&quot;&quot;: &quot;&quot;&quot;; [.H49]; &quot;&quot;&quot;&quot;); &quot;&quot;); &quot; },&quot;)" office:value-type="string" office:string-value="        { &quot;key&quot;: &quot;old_name&quot;, &quot;object_types&quot;: [&quot;node&quot;,&quot;way&quot;,&quot;area&quot;,&quot;relation&quot;], &quot;description&quot;: &quot;Displaying the name of playgrounds&quot; }," calcext:value-type="string">
            <text:p><text:s text:c="8"/>{ "key": "old_name", "object_types": ["node","way","area","relation"], "description": "Displaying the name of playgrounds" },</text:p>
          </table:table-cell>
        </table:table-row>
        <table:table-row table:style-name="ro1">
          <table:table-cell office:value-type="string" calcext:value-type="string">
            <text:p>orienta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50]; IF([.B50]&lt;&gt;&quot;&quot;; CONCATENATE(&quot;&quot;&quot;, &quot;&quot;value&quot;&quot;: &quot;&quot;&quot;; [.B50]); &quot;&quot;); &quot;&quot;&quot;, &quot;&quot;object_types&quot;&quot;: [&quot;; IF([.C50]=&quot;x&quot;;&quot;&quot;&quot;node&quot;&quot;&quot;;&quot;&quot;); IF(AND([.C50]=&quot;x&quot;; COUNTIF([.D50:.F50];&quot;x&quot;) &gt; 0); &quot;,&quot;; &quot;&quot;); IF([.D50]=&quot;x&quot;;&quot;&quot;&quot;way&quot;&quot;&quot;;&quot;&quot;); IF(AND([.D50]=&quot;x&quot;; COUNTIF([.E50:.F50];&quot;x&quot;) &gt; 0); &quot;,&quot;; &quot;&quot;); IF([.E50]=&quot;x&quot;;&quot;&quot;&quot;area&quot;&quot;&quot;;&quot;&quot;); IF(AND([.E50]=&quot;x&quot;; [.F50]=&quot;x&quot;); &quot;,&quot;; &quot;&quot;); IF([.F50]=&quot;x&quot;;&quot;&quot;&quot;relation&quot;&quot;&quot;;&quot;&quot;); &quot;]&quot;; IF([.G50]&lt;&gt;&quot;&quot;; CONCATENATE(&quot;, &quot;&quot;icon_url&quot;&quot;: &quot;&quot;&quot;; [.G50]; &quot;&quot;&quot;&quot;); &quot;&quot;); IF([.H50]&lt;&gt;&quot;&quot;; CONCATENATE(&quot;, &quot;&quot;description&quot;&quot;: &quot;&quot;&quot;; [.H50]; &quot;&quot;&quot;&quot;); &quot;&quot;); &quot; },&quot;)" office:value-type="string" office:string-value="        { &quot;key&quot;: &quot;orientation&quot;, &quot;object_types&quot;: [&quot;node&quot;,&quot;way&quot;,&quot;area&quot;,&quot;relation&quot;], &quot;description&quot;: &quot;Displaying playground equipment details&quot; }," calcext:value-type="string">
            <text:p><text:s text:c="8"/>{ "key": "orientation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epresentation of individual playground equipment</text:p>
          </table:table-cell>
          <table:table-cell table:formula="of:=CONCATENATE(&quot;        { &quot;&quot;key&quot;&quot;: &quot;&quot;&quot;; [.A51]; IF([.B51]&lt;&gt;&quot;&quot;; CONCATENATE(&quot;&quot;&quot;, &quot;&quot;value&quot;&quot;: &quot;&quot;&quot;; [.B51]); &quot;&quot;); &quot;&quot;&quot;, &quot;&quot;object_types&quot;&quot;: [&quot;; IF([.C51]=&quot;x&quot;;&quot;&quot;&quot;node&quot;&quot;&quot;;&quot;&quot;); IF(AND([.C51]=&quot;x&quot;; COUNTIF([.D51:.F51];&quot;x&quot;) &gt; 0); &quot;,&quot;; &quot;&quot;); IF([.D51]=&quot;x&quot;;&quot;&quot;&quot;way&quot;&quot;&quot;;&quot;&quot;); IF(AND([.D51]=&quot;x&quot;; COUNTIF([.E51:.F51];&quot;x&quot;) &gt; 0); &quot;,&quot;; &quot;&quot;); IF([.E51]=&quot;x&quot;;&quot;&quot;&quot;area&quot;&quot;&quot;;&quot;&quot;); IF(AND([.E51]=&quot;x&quot;; [.F51]=&quot;x&quot;); &quot;,&quot;; &quot;&quot;); IF([.F51]=&quot;x&quot;;&quot;&quot;&quot;relation&quot;&quot;&quot;;&quot;&quot;); &quot;]&quot;; IF([.G51]&lt;&gt;&quot;&quot;; CONCATENATE(&quot;, &quot;&quot;icon_url&quot;&quot;: &quot;&quot;&quot;; [.G51]; &quot;&quot;&quot;&quot;); &quot;&quot;); IF([.H51]&lt;&gt;&quot;&quot;; CONCATENATE(&quot;, &quot;&quot;description&quot;&quot;: &quot;&quot;&quot;; [.H51]; &quot;&quot;&quot;&quot;); &quot;&quot;); &quot; },&quot;)" office:value-type="string" office:string-value="        { &quot;key&quot;: &quot;playground&quot;, &quot;object_types&quot;: [&quot;node&quot;,&quot;way&quot;,&quot;area&quot;,&quot;relation&quot;], &quot;description&quot;: &quot;Representation of individual playground equipment&quot; }," calcext:value-type="string">
            <text:p><text:s text:c="8"/>{ "key": "playground", "object_types": ["node","way","area","relation"], "description": "Representation of individual playground equipment" },</text:p>
          </table:table-cell>
        </table:table-row>
        <table:table-row table:style-name="ro1">
          <table:table-cell office:value-type="string" calcext:value-type="string">
            <text:p>playground:the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52]; IF([.B52]&lt;&gt;&quot;&quot;; CONCATENATE(&quot;&quot;&quot;, &quot;&quot;value&quot;&quot;: &quot;&quot;&quot;; [.B52]); &quot;&quot;); &quot;&quot;&quot;, &quot;&quot;object_types&quot;&quot;: [&quot;; IF([.C52]=&quot;x&quot;;&quot;&quot;&quot;node&quot;&quot;&quot;;&quot;&quot;); IF(AND([.C52]=&quot;x&quot;; COUNTIF([.D52:.F52];&quot;x&quot;) &gt; 0); &quot;,&quot;; &quot;&quot;); IF([.D52]=&quot;x&quot;;&quot;&quot;&quot;way&quot;&quot;&quot;;&quot;&quot;); IF(AND([.D52]=&quot;x&quot;; COUNTIF([.E52:.F52];&quot;x&quot;) &gt; 0); &quot;,&quot;; &quot;&quot;); IF([.E52]=&quot;x&quot;;&quot;&quot;&quot;area&quot;&quot;&quot;;&quot;&quot;); IF(AND([.E52]=&quot;x&quot;; [.F52]=&quot;x&quot;); &quot;,&quot;; &quot;&quot;); IF([.F52]=&quot;x&quot;;&quot;&quot;&quot;relation&quot;&quot;&quot;;&quot;&quot;); &quot;]&quot;; IF([.G52]&lt;&gt;&quot;&quot;; CONCATENATE(&quot;, &quot;&quot;icon_url&quot;&quot;: &quot;&quot;&quot;; [.G52]; &quot;&quot;&quot;&quot;); &quot;&quot;); IF([.H52]&lt;&gt;&quot;&quot;; CONCATENATE(&quot;, &quot;&quot;description&quot;&quot;: &quot;&quot;&quot;; [.H52]; &quot;&quot;&quot;&quot;); &quot;&quot;); &quot; },&quot;)" office:value-type="string" office:string-value="        { &quot;key&quot;: &quot;playground:theme&quot;, &quot;object_types&quot;: [&quot;node&quot;,&quot;way&quot;,&quot;area&quot;,&quot;relation&quot;], &quot;description&quot;: &quot;Displaying playground equipment details&quot; }," calcext:value-type="string">
            <text:p><text:s text:c="8"/>{ "key": "playground:theme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fferentiation of playgrounds according to their accessibility</text:p>
          </table:table-cell>
          <table:table-cell table:formula="of:=CONCATENATE(&quot;        { &quot;&quot;key&quot;&quot;: &quot;&quot;&quot;; [.A53]; IF([.B53]&lt;&gt;&quot;&quot;; CONCATENATE(&quot;&quot;&quot;, &quot;&quot;value&quot;&quot;: &quot;&quot;&quot;; [.B53]); &quot;&quot;); &quot;&quot;&quot;, &quot;&quot;object_types&quot;&quot;: [&quot;; IF([.C53]=&quot;x&quot;;&quot;&quot;&quot;node&quot;&quot;&quot;;&quot;&quot;); IF(AND([.C53]=&quot;x&quot;; COUNTIF([.D53:.F53];&quot;x&quot;) &gt; 0); &quot;,&quot;; &quot;&quot;); IF([.D53]=&quot;x&quot;;&quot;&quot;&quot;way&quot;&quot;&quot;;&quot;&quot;); IF(AND([.D53]=&quot;x&quot;; COUNTIF([.E53:.F53];&quot;x&quot;) &gt; 0); &quot;,&quot;; &quot;&quot;); IF([.E53]=&quot;x&quot;;&quot;&quot;&quot;area&quot;&quot;&quot;;&quot;&quot;); IF(AND([.E53]=&quot;x&quot;; [.F53]=&quot;x&quot;); &quot;,&quot;; &quot;&quot;); IF([.F53]=&quot;x&quot;;&quot;&quot;&quot;relation&quot;&quot;&quot;;&quot;&quot;); &quot;]&quot;; IF([.G53]&lt;&gt;&quot;&quot;; CONCATENATE(&quot;, &quot;&quot;icon_url&quot;&quot;: &quot;&quot;&quot;; [.G53]; &quot;&quot;&quot;&quot;); &quot;&quot;); IF([.H53]&lt;&gt;&quot;&quot;; CONCATENATE(&quot;, &quot;&quot;description&quot;&quot;: &quot;&quot;&quot;; [.H53]; &quot;&quot;&quot;&quot;); &quot;&quot;); &quot; },&quot;)" office:value-type="string" office:string-value="        { &quot;key&quot;: &quot;private&quot;, &quot;object_types&quot;: [&quot;node&quot;,&quot;way&quot;,&quot;area&quot;,&quot;relation&quot;], &quot;description&quot;: &quot;Differentiation of playgrounds according to their accessibility&quot; }," calcext:value-type="string">
            <text:p><text:s text:c="8"/>{ "key": "private", "object_types": ["node","way","area","relation"], "description": "Differentiation of playgrounds according to their accessibility" },</text:p>
          </table:table-cell>
        </table:table-row>
        <table:table-row table:style-name="ro1">
          <table:table-cell office:value-type="string" calcext:value-type="string">
            <text:p>provided_for:toddler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Information on the target group for playgrounds and playground equipment</text:p>
          </table:table-cell>
          <table:table-cell table:formula="of:=CONCATENATE(&quot;        { &quot;&quot;key&quot;&quot;: &quot;&quot;&quot;; [.A54]; IF([.B54]&lt;&gt;&quot;&quot;; CONCATENATE(&quot;&quot;&quot;, &quot;&quot;value&quot;&quot;: &quot;&quot;&quot;; [.B54]); &quot;&quot;); &quot;&quot;&quot;, &quot;&quot;object_types&quot;&quot;: [&quot;; IF([.C54]=&quot;x&quot;;&quot;&quot;&quot;node&quot;&quot;&quot;;&quot;&quot;); IF(AND([.C54]=&quot;x&quot;; COUNTIF([.D54:.F54];&quot;x&quot;) &gt; 0); &quot;,&quot;; &quot;&quot;); IF([.D54]=&quot;x&quot;;&quot;&quot;&quot;way&quot;&quot;&quot;;&quot;&quot;); IF(AND([.D54]=&quot;x&quot;; COUNTIF([.E54:.F54];&quot;x&quot;) &gt; 0); &quot;,&quot;; &quot;&quot;); IF([.E54]=&quot;x&quot;;&quot;&quot;&quot;area&quot;&quot;&quot;;&quot;&quot;); IF(AND([.E54]=&quot;x&quot;; [.F54]=&quot;x&quot;); &quot;,&quot;; &quot;&quot;); IF([.F54]=&quot;x&quot;;&quot;&quot;&quot;relation&quot;&quot;&quot;;&quot;&quot;); &quot;]&quot;; IF([.G54]&lt;&gt;&quot;&quot;; CONCATENATE(&quot;, &quot;&quot;icon_url&quot;&quot;: &quot;&quot;&quot;; [.G54]; &quot;&quot;&quot;&quot;); &quot;&quot;); IF([.H54]&lt;&gt;&quot;&quot;; CONCATENATE(&quot;, &quot;&quot;description&quot;&quot;: &quot;&quot;&quot;; [.H54]; &quot;&quot;&quot;&quot;); &quot;&quot;); &quot; },&quot;)" office:value-type="string" office:string-value="        { &quot;key&quot;: &quot;provided_for:toddler&quot;, &quot;object_types&quot;: [&quot;node&quot;,&quot;way&quot;,&quot;area&quot;,&quot;relation&quot;], &quot;description&quot;: &quot;Information on the target group for playgrounds and playground equipment&quot; }," calcext:value-type="string">
            <text:p><text:s text:c="8"/>{ "key": "provided_for:toddler", "object_types": ["node","way","area","relation"], "description": "Information on the target group for playgrounds and playground equipment" },</text:p>
          </table:table-cell>
        </table:table-row>
        <table:table-row table:style-name="ro1">
          <table:table-cell office:value-type="string" calcext:value-type="string">
            <text:p>pump:status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55]; IF([.B55]&lt;&gt;&quot;&quot;; CONCATENATE(&quot;&quot;&quot;, &quot;&quot;value&quot;&quot;: &quot;&quot;&quot;; [.B55]); &quot;&quot;); &quot;&quot;&quot;, &quot;&quot;object_types&quot;&quot;: [&quot;; IF([.C55]=&quot;x&quot;;&quot;&quot;&quot;node&quot;&quot;&quot;;&quot;&quot;); IF(AND([.C55]=&quot;x&quot;; COUNTIF([.D55:.F55];&quot;x&quot;) &gt; 0); &quot;,&quot;; &quot;&quot;); IF([.D55]=&quot;x&quot;;&quot;&quot;&quot;way&quot;&quot;&quot;;&quot;&quot;); IF(AND([.D55]=&quot;x&quot;; COUNTIF([.E55:.F55];&quot;x&quot;) &gt; 0); &quot;,&quot;; &quot;&quot;); IF([.E55]=&quot;x&quot;;&quot;&quot;&quot;area&quot;&quot;&quot;;&quot;&quot;); IF(AND([.E55]=&quot;x&quot;; [.F55]=&quot;x&quot;); &quot;,&quot;; &quot;&quot;); IF([.F55]=&quot;x&quot;;&quot;&quot;&quot;relation&quot;&quot;&quot;;&quot;&quot;); &quot;]&quot;; IF([.G55]&lt;&gt;&quot;&quot;; CONCATENATE(&quot;, &quot;&quot;icon_url&quot;&quot;: &quot;&quot;&quot;; [.G55]; &quot;&quot;&quot;&quot;); &quot;&quot;); IF([.H55]&lt;&gt;&quot;&quot;; CONCATENATE(&quot;, &quot;&quot;description&quot;&quot;: &quot;&quot;&quot;; [.H55]; &quot;&quot;&quot;&quot;); &quot;&quot;); &quot; },&quot;)" office:value-type="string" office:string-value="        { &quot;key&quot;: &quot;pump:status&quot;, &quot;object_types&quot;: [&quot;node&quot;,&quot;way&quot;,&quot;area&quot;,&quot;relation&quot;], &quot;description&quot;: &quot;Displaying playground equipment details&quot; }," calcext:value-type="string">
            <text:p><text:s text:c="8"/>{ "key": "pump:status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shelter_typ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56]; IF([.B56]&lt;&gt;&quot;&quot;; CONCATENATE(&quot;&quot;&quot;, &quot;&quot;value&quot;&quot;: &quot;&quot;&quot;; [.B56]); &quot;&quot;); &quot;&quot;&quot;, &quot;&quot;object_types&quot;&quot;: [&quot;; IF([.C56]=&quot;x&quot;;&quot;&quot;&quot;node&quot;&quot;&quot;;&quot;&quot;); IF(AND([.C56]=&quot;x&quot;; COUNTIF([.D56:.F56];&quot;x&quot;) &gt; 0); &quot;,&quot;; &quot;&quot;); IF([.D56]=&quot;x&quot;;&quot;&quot;&quot;way&quot;&quot;&quot;;&quot;&quot;); IF(AND([.D56]=&quot;x&quot;; COUNTIF([.E56:.F56];&quot;x&quot;) &gt; 0); &quot;,&quot;; &quot;&quot;); IF([.E56]=&quot;x&quot;;&quot;&quot;&quot;area&quot;&quot;&quot;;&quot;&quot;); IF(AND([.E56]=&quot;x&quot;; [.F56]=&quot;x&quot;); &quot;,&quot;; &quot;&quot;); IF([.F56]=&quot;x&quot;;&quot;&quot;&quot;relation&quot;&quot;&quot;;&quot;&quot;); &quot;]&quot;; IF([.G56]&lt;&gt;&quot;&quot;; CONCATENATE(&quot;, &quot;&quot;icon_url&quot;&quot;: &quot;&quot;&quot;; [.G56]; &quot;&quot;&quot;&quot;); &quot;&quot;); IF([.H56]&lt;&gt;&quot;&quot;; CONCATENATE(&quot;, &quot;&quot;description&quot;&quot;: &quot;&quot;&quot;; [.H56]; &quot;&quot;&quot;&quot;); &quot;&quot;); &quot; },&quot;)" office:value-type="string" office:string-value="        { &quot;key&quot;: &quot;shelter_type&quot;, &quot;object_types&quot;: [&quot;node&quot;,&quot;way&quot;,&quot;area&quot;,&quot;relation&quot;], &quot;description&quot;: &quot;Displaying details of features on playgrounds&quot; }," calcext:value-type="string">
            <text:p><text:s text:c="8"/>{ "key": "shelter_type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short_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the name of playgrounds</text:p>
          </table:table-cell>
          <table:table-cell table:formula="of:=CONCATENATE(&quot;        { &quot;&quot;key&quot;&quot;: &quot;&quot;&quot;; [.A57]; IF([.B57]&lt;&gt;&quot;&quot;; CONCATENATE(&quot;&quot;&quot;, &quot;&quot;value&quot;&quot;: &quot;&quot;&quot;; [.B57]); &quot;&quot;); &quot;&quot;&quot;, &quot;&quot;object_types&quot;&quot;: [&quot;; IF([.C57]=&quot;x&quot;;&quot;&quot;&quot;node&quot;&quot;&quot;;&quot;&quot;); IF(AND([.C57]=&quot;x&quot;; COUNTIF([.D57:.F57];&quot;x&quot;) &gt; 0); &quot;,&quot;; &quot;&quot;); IF([.D57]=&quot;x&quot;;&quot;&quot;&quot;way&quot;&quot;&quot;;&quot;&quot;); IF(AND([.D57]=&quot;x&quot;; COUNTIF([.E57:.F57];&quot;x&quot;) &gt; 0); &quot;,&quot;; &quot;&quot;); IF([.E57]=&quot;x&quot;;&quot;&quot;&quot;area&quot;&quot;&quot;;&quot;&quot;); IF(AND([.E57]=&quot;x&quot;; [.F57]=&quot;x&quot;); &quot;,&quot;; &quot;&quot;); IF([.F57]=&quot;x&quot;;&quot;&quot;&quot;relation&quot;&quot;&quot;;&quot;&quot;); &quot;]&quot;; IF([.G57]&lt;&gt;&quot;&quot;; CONCATENATE(&quot;, &quot;&quot;icon_url&quot;&quot;: &quot;&quot;&quot;; [.G57]; &quot;&quot;&quot;&quot;); &quot;&quot;); IF([.H57]&lt;&gt;&quot;&quot;; CONCATENATE(&quot;, &quot;&quot;description&quot;&quot;: &quot;&quot;&quot;; [.H57]; &quot;&quot;&quot;&quot;); &quot;&quot;); &quot; },&quot;)" office:value-type="string" office:string-value="        { &quot;key&quot;: &quot;short_name&quot;, &quot;object_types&quot;: [&quot;node&quot;,&quot;way&quot;,&quot;area&quot;,&quot;relation&quot;], &quot;description&quot;: &quot;Displaying the name of playgrounds&quot; }," calcext:value-type="string">
            <text:p><text:s text:c="8"/>{ "key": "short_name", "object_types": ["node","way","area","relation"], "description": "Displaying the name of playgrounds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58]; IF([.B58]&lt;&gt;&quot;&quot;; CONCATENATE(&quot;&quot;&quot;, &quot;&quot;value&quot;&quot;: &quot;&quot;&quot;; [.B58]); &quot;&quot;); &quot;&quot;&quot;, &quot;&quot;object_types&quot;&quot;: [&quot;; IF([.C58]=&quot;x&quot;;&quot;&quot;&quot;node&quot;&quot;&quot;;&quot;&quot;); IF(AND([.C58]=&quot;x&quot;; COUNTIF([.D58:.F58];&quot;x&quot;) &gt; 0); &quot;,&quot;; &quot;&quot;); IF([.D58]=&quot;x&quot;;&quot;&quot;&quot;way&quot;&quot;&quot;;&quot;&quot;); IF(AND([.D58]=&quot;x&quot;; COUNTIF([.E58:.F58];&quot;x&quot;) &gt; 0); &quot;,&quot;; &quot;&quot;); IF([.E58]=&quot;x&quot;;&quot;&quot;&quot;area&quot;&quot;&quot;;&quot;&quot;); IF(AND([.E58]=&quot;x&quot;; [.F58]=&quot;x&quot;); &quot;,&quot;; &quot;&quot;); IF([.F58]=&quot;x&quot;;&quot;&quot;&quot;relation&quot;&quot;&quot;;&quot;&quot;); &quot;]&quot;; IF([.G58]&lt;&gt;&quot;&quot;; CONCATENATE(&quot;, &quot;&quot;icon_url&quot;&quot;: &quot;&quot;&quot;; [.G58]; &quot;&quot;&quot;&quot;); &quot;&quot;); IF([.H58]&lt;&gt;&quot;&quot;; CONCATENATE(&quot;, &quot;&quot;description&quot;&quot;: &quot;&quot;&quot;; [.H58]; &quot;&quot;&quot;&quot;); &quot;&quot;); &quot; },&quot;)" office:value-type="string" office:string-value="        { &quot;key&quot;: &quot;sport&quot;, &quot;object_types&quot;: [&quot;node&quot;,&quot;way&quot;,&quot;area&quot;,&quot;relation&quot;], &quot;description&quot;: &quot;Displaying details of features on playgrounds&quot; }," calcext:value-type="string">
            <text:p><text:s text:c="8"/>{ "key": "sport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step_count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59]; IF([.B59]&lt;&gt;&quot;&quot;; CONCATENATE(&quot;&quot;&quot;, &quot;&quot;value&quot;&quot;: &quot;&quot;&quot;; [.B59]); &quot;&quot;); &quot;&quot;&quot;, &quot;&quot;object_types&quot;&quot;: [&quot;; IF([.C59]=&quot;x&quot;;&quot;&quot;&quot;node&quot;&quot;&quot;;&quot;&quot;); IF(AND([.C59]=&quot;x&quot;; COUNTIF([.D59:.F59];&quot;x&quot;) &gt; 0); &quot;,&quot;; &quot;&quot;); IF([.D59]=&quot;x&quot;;&quot;&quot;&quot;way&quot;&quot;&quot;;&quot;&quot;); IF(AND([.D59]=&quot;x&quot;; COUNTIF([.E59:.F59];&quot;x&quot;) &gt; 0); &quot;,&quot;; &quot;&quot;); IF([.E59]=&quot;x&quot;;&quot;&quot;&quot;area&quot;&quot;&quot;;&quot;&quot;); IF(AND([.E59]=&quot;x&quot;; [.F59]=&quot;x&quot;); &quot;,&quot;; &quot;&quot;); IF([.F59]=&quot;x&quot;;&quot;&quot;&quot;relation&quot;&quot;&quot;;&quot;&quot;); &quot;]&quot;; IF([.G59]&lt;&gt;&quot;&quot;; CONCATENATE(&quot;, &quot;&quot;icon_url&quot;&quot;: &quot;&quot;&quot;; [.G59]; &quot;&quot;&quot;&quot;); &quot;&quot;); IF([.H59]&lt;&gt;&quot;&quot;; CONCATENATE(&quot;, &quot;&quot;description&quot;&quot;: &quot;&quot;&quot;; [.H59]; &quot;&quot;&quot;&quot;); &quot;&quot;); &quot; },&quot;)" office:value-type="string" office:string-value="        { &quot;key&quot;: &quot;step_count&quot;, &quot;object_types&quot;: [&quot;node&quot;,&quot;way&quot;,&quot;area&quot;,&quot;relation&quot;], &quot;description&quot;: &quot;Displaying playground equipment details&quot; }," calcext:value-type="string">
            <text:p><text:s text:c="8"/>{ "key": "step_count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details of features on playgrounds</text:p>
          </table:table-cell>
          <table:table-cell table:formula="of:=CONCATENATE(&quot;        { &quot;&quot;key&quot;&quot;: &quot;&quot;&quot;; [.A60]; IF([.B60]&lt;&gt;&quot;&quot;; CONCATENATE(&quot;&quot;&quot;, &quot;&quot;value&quot;&quot;: &quot;&quot;&quot;; [.B60]); &quot;&quot;); &quot;&quot;&quot;, &quot;&quot;object_types&quot;&quot;: [&quot;; IF([.C60]=&quot;x&quot;;&quot;&quot;&quot;node&quot;&quot;&quot;;&quot;&quot;); IF(AND([.C60]=&quot;x&quot;; COUNTIF([.D60:.F60];&quot;x&quot;) &gt; 0); &quot;,&quot;; &quot;&quot;); IF([.D60]=&quot;x&quot;;&quot;&quot;&quot;way&quot;&quot;&quot;;&quot;&quot;); IF(AND([.D60]=&quot;x&quot;; COUNTIF([.E60:.F60];&quot;x&quot;) &gt; 0); &quot;,&quot;; &quot;&quot;); IF([.E60]=&quot;x&quot;;&quot;&quot;&quot;area&quot;&quot;&quot;;&quot;&quot;); IF(AND([.E60]=&quot;x&quot;; [.F60]=&quot;x&quot;); &quot;,&quot;; &quot;&quot;); IF([.F60]=&quot;x&quot;;&quot;&quot;&quot;relation&quot;&quot;&quot;;&quot;&quot;); &quot;]&quot;; IF([.G60]&lt;&gt;&quot;&quot;; CONCATENATE(&quot;, &quot;&quot;icon_url&quot;&quot;: &quot;&quot;&quot;; [.G60]; &quot;&quot;&quot;&quot;); &quot;&quot;); IF([.H60]&lt;&gt;&quot;&quot;; CONCATENATE(&quot;, &quot;&quot;description&quot;&quot;: &quot;&quot;&quot;; [.H60]; &quot;&quot;&quot;&quot;); &quot;&quot;); &quot; },&quot;)" office:value-type="string" office:string-value="        { &quot;key&quot;: &quot;surface&quot;, &quot;object_types&quot;: [&quot;node&quot;,&quot;way&quot;,&quot;area&quot;,&quot;relation&quot;], &quot;description&quot;: &quot;Displaying details of features on playgrounds&quot; }," calcext:value-type="string">
            <text:p><text:s text:c="8"/>{ "key": "surface", "object_types": ["node","way","area","relation"], "description": "Displaying details of features on playgrounds"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features on playgrounds</text:p>
          </table:table-cell>
          <table:table-cell table:formula="of:=CONCATENATE(&quot;        { &quot;&quot;key&quot;&quot;: &quot;&quot;&quot;; [.A61]; IF([.B61]&lt;&gt;&quot;&quot;; CONCATENATE(&quot;&quot;&quot;, &quot;&quot;value&quot;&quot;: &quot;&quot;&quot;; [.B61]); &quot;&quot;); &quot;&quot;&quot;, &quot;&quot;object_types&quot;&quot;: [&quot;; IF([.C61]=&quot;x&quot;;&quot;&quot;&quot;node&quot;&quot;&quot;;&quot;&quot;); IF(AND([.C61]=&quot;x&quot;; COUNTIF([.D61:.F61];&quot;x&quot;) &gt; 0); &quot;,&quot;; &quot;&quot;); IF([.D61]=&quot;x&quot;;&quot;&quot;&quot;way&quot;&quot;&quot;;&quot;&quot;); IF(AND([.D61]=&quot;x&quot;; COUNTIF([.E61:.F61];&quot;x&quot;) &gt; 0); &quot;,&quot;; &quot;&quot;); IF([.E61]=&quot;x&quot;;&quot;&quot;&quot;area&quot;&quot;&quot;;&quot;&quot;); IF(AND([.E61]=&quot;x&quot;; [.F61]=&quot;x&quot;); &quot;,&quot;; &quot;&quot;); IF([.F61]=&quot;x&quot;;&quot;&quot;&quot;relation&quot;&quot;&quot;;&quot;&quot;); &quot;]&quot;; IF([.G61]&lt;&gt;&quot;&quot;; CONCATENATE(&quot;, &quot;&quot;icon_url&quot;&quot;: &quot;&quot;&quot;; [.G61]; &quot;&quot;&quot;&quot;); &quot;&quot;); IF([.H61]&lt;&gt;&quot;&quot;; CONCATENATE(&quot;, &quot;&quot;description&quot;&quot;: &quot;&quot;&quot;; [.H61]; &quot;&quot;&quot;&quot;); &quot;&quot;); &quot; },&quot;)" office:value-type="string" office:string-value="        { &quot;key&quot;: &quot;tourism&quot;, &quot;value&quot;: &quot;artwork&quot;, &quot;object_types&quot;: [&quot;node&quot;,&quot;way&quot;,&quot;area&quot;,&quot;relation&quot;], &quot;description&quot;: &quot;Displaying features on playgrounds&quot; }," calcext:value-type="string">
            <text:p><text:s text:c="8"/>{ "key": "tourism", "value": "artwork", "object_types": ["node","way","area","relation"], "description": "Displaying features on playgrounds" },</text:p>
          </table:table-cell>
        </table:table-row>
        <table:table-row table:style-name="ro1">
          <table:table-cell office:value-type="string" calcext:value-type="string">
            <text:p>wheelchair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Information on the target group for playgrounds and playground equipment</text:p>
          </table:table-cell>
          <table:table-cell table:formula="of:=CONCATENATE(&quot;        { &quot;&quot;key&quot;&quot;: &quot;&quot;&quot;; [.A62]; IF([.B62]&lt;&gt;&quot;&quot;; CONCATENATE(&quot;&quot;&quot;, &quot;&quot;value&quot;&quot;: &quot;&quot;&quot;; [.B62]); &quot;&quot;); &quot;&quot;&quot;, &quot;&quot;object_types&quot;&quot;: [&quot;; IF([.C62]=&quot;x&quot;;&quot;&quot;&quot;node&quot;&quot;&quot;;&quot;&quot;); IF(AND([.C62]=&quot;x&quot;; COUNTIF([.D62:.F62];&quot;x&quot;) &gt; 0); &quot;,&quot;; &quot;&quot;); IF([.D62]=&quot;x&quot;;&quot;&quot;&quot;way&quot;&quot;&quot;;&quot;&quot;); IF(AND([.D62]=&quot;x&quot;; COUNTIF([.E62:.F62];&quot;x&quot;) &gt; 0); &quot;,&quot;; &quot;&quot;); IF([.E62]=&quot;x&quot;;&quot;&quot;&quot;area&quot;&quot;&quot;;&quot;&quot;); IF(AND([.E62]=&quot;x&quot;; [.F62]=&quot;x&quot;); &quot;,&quot;; &quot;&quot;); IF([.F62]=&quot;x&quot;;&quot;&quot;&quot;relation&quot;&quot;&quot;;&quot;&quot;); &quot;]&quot;; IF([.G62]&lt;&gt;&quot;&quot;; CONCATENATE(&quot;, &quot;&quot;icon_url&quot;&quot;: &quot;&quot;&quot;; [.G62]; &quot;&quot;&quot;&quot;); &quot;&quot;); IF([.H62]&lt;&gt;&quot;&quot;; CONCATENATE(&quot;, &quot;&quot;description&quot;&quot;: &quot;&quot;&quot;; [.H62]; &quot;&quot;&quot;&quot;); &quot;&quot;); &quot; },&quot;)" office:value-type="string" office:string-value="        { &quot;key&quot;: &quot;wheelchair&quot;, &quot;object_types&quot;: [&quot;node&quot;,&quot;way&quot;,&quot;area&quot;,&quot;relation&quot;], &quot;description&quot;: &quot;Information on the target group for playgrounds and playground equipment&quot; }," calcext:value-type="string">
            <text:p><text:s text:c="8"/>{ "key": "wheelchair", "object_types": ["node","way","area","relation"], "description": "Information on the target group for playgrounds and playground equipment" },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isplaying playground equipment details</text:p>
          </table:table-cell>
          <table:table-cell table:formula="of:=CONCATENATE(&quot;        { &quot;&quot;key&quot;&quot;: &quot;&quot;&quot;; [.A63]; IF([.B63]&lt;&gt;&quot;&quot;; CONCATENATE(&quot;&quot;&quot;, &quot;&quot;value&quot;&quot;: &quot;&quot;&quot;; [.B63]); &quot;&quot;); &quot;&quot;&quot;, &quot;&quot;object_types&quot;&quot;: [&quot;; IF([.C63]=&quot;x&quot;;&quot;&quot;&quot;node&quot;&quot;&quot;;&quot;&quot;); IF(AND([.C63]=&quot;x&quot;; COUNTIF([.D63:.F63];&quot;x&quot;) &gt; 0); &quot;,&quot;; &quot;&quot;); IF([.D63]=&quot;x&quot;;&quot;&quot;&quot;way&quot;&quot;&quot;;&quot;&quot;); IF(AND([.D63]=&quot;x&quot;; COUNTIF([.E63:.F63];&quot;x&quot;) &gt; 0); &quot;,&quot;; &quot;&quot;); IF([.E63]=&quot;x&quot;;&quot;&quot;&quot;area&quot;&quot;&quot;;&quot;&quot;); IF(AND([.E63]=&quot;x&quot;; [.F63]=&quot;x&quot;); &quot;,&quot;; &quot;&quot;); IF([.F63]=&quot;x&quot;;&quot;&quot;&quot;relation&quot;&quot;&quot;;&quot;&quot;); &quot;]&quot;; IF([.G63]&lt;&gt;&quot;&quot;; CONCATENATE(&quot;, &quot;&quot;icon_url&quot;&quot;: &quot;&quot;&quot;; [.G63]; &quot;&quot;&quot;&quot;); &quot;&quot;); IF([.H63]&lt;&gt;&quot;&quot;; CONCATENATE(&quot;, &quot;&quot;description&quot;&quot;: &quot;&quot;&quot;; [.H63]; &quot;&quot;&quot;&quot;); &quot;&quot;); &quot; },&quot;)" office:value-type="string" office:string-value="        { &quot;key&quot;: &quot;width&quot;, &quot;object_types&quot;: [&quot;node&quot;,&quot;way&quot;,&quot;area&quot;,&quot;relation&quot;], &quot;description&quot;: &quot;Displaying playground equipment details&quot; }," calcext:value-type="string">
            <text:p><text:s text:c="8"/>{ "key": "width", "object_types": ["node","way","area","relation"], "description": "Displaying playground equipment details" },</text:p>
          </table:table-cell>
        </table:table-row>
        <table:table-row table:style-name="ro1">
          <table:table-cell office:value-type="string" calcext:value-type="string">
            <text:p>wikimedia_commons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Presentation of images/image galleries of playgrounds</text:p>
          </table:table-cell>
          <table:table-cell table:formula="of:=CONCATENATE(&quot;        { &quot;&quot;key&quot;&quot;: &quot;&quot;&quot;; [.A64]; IF([.B64]&lt;&gt;&quot;&quot;; CONCATENATE(&quot;&quot;&quot;, &quot;&quot;value&quot;&quot;: &quot;&quot;&quot;; [.B64]); &quot;&quot;); &quot;&quot;&quot;, &quot;&quot;object_types&quot;&quot;: [&quot;; IF([.C64]=&quot;x&quot;;&quot;&quot;&quot;node&quot;&quot;&quot;;&quot;&quot;); IF(AND([.C64]=&quot;x&quot;; COUNTIF([.D64:.F64];&quot;x&quot;) &gt; 0); &quot;,&quot;; &quot;&quot;); IF([.D64]=&quot;x&quot;;&quot;&quot;&quot;way&quot;&quot;&quot;;&quot;&quot;); IF(AND([.D64]=&quot;x&quot;; COUNTIF([.E64:.F64];&quot;x&quot;) &gt; 0); &quot;,&quot;; &quot;&quot;); IF([.E64]=&quot;x&quot;;&quot;&quot;&quot;area&quot;&quot;&quot;;&quot;&quot;); IF(AND([.E64]=&quot;x&quot;; [.F64]=&quot;x&quot;); &quot;,&quot;; &quot;&quot;); IF([.F64]=&quot;x&quot;;&quot;&quot;&quot;relation&quot;&quot;&quot;;&quot;&quot;); &quot;]&quot;; IF([.G64]&lt;&gt;&quot;&quot;; CONCATENATE(&quot;, &quot;&quot;icon_url&quot;&quot;: &quot;&quot;&quot;; [.G64]; &quot;&quot;&quot;&quot;); &quot;&quot;); IF([.H64]&lt;&gt;&quot;&quot;; CONCATENATE(&quot;, &quot;&quot;description&quot;&quot;: &quot;&quot;&quot;; [.H64]; &quot;&quot;&quot;&quot;); &quot;&quot;); &quot; },&quot;)" office:value-type="string" office:string-value="        { &quot;key&quot;: &quot;wikimedia_commons&quot;, &quot;object_types&quot;: [&quot;node&quot;,&quot;way&quot;,&quot;area&quot;,&quot;relation&quot;], &quot;description&quot;: &quot;Presentation of images/image galleries of playgrounds&quot; }," calcext:value-type="string">
            <text:p><text:s text:c="8"/>{ "key": "wikimedia_commons", "object_types": ["node","way","area","relation"], "description": "Presentation of images/image galleries of playgrounds" },</text:p>
          </table:table-cell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43.755073805</meta:creation-date>
    <dc:date>2024-08-05T22:36:37.200898276</dc:date>
    <meta:editing-duration>PT1H10M36S</meta:editing-duration>
    <meta:editing-cycles>11</meta:editing-cycles>
    <meta:generator>LibreOffice/24.2.5.2$Linux_X86_64 LibreOffice_project/d6e8b0f3fc6e8af2b00cf4969fd0d2fa45b9a62e</meta:generator>
    <meta:document-statistic meta:table-count="1" meta:cell-count="435" meta:object-count="0"/>
  </office:meta>
</office:document-meta>
</file>